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5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6" style:family="table-cell" style:parent-style-name="Default" style:data-style-name="N117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Log-Linear Test" table:style-name="ta1">
        <table:shapes>
          <draw:frame draw:z-index="0" draw:style-name="gr1" draw:text-style-name="P1" svg:width="28.883cm" svg:height="20.56cm" svg:x="20.54cm" svg:y="0.397cm">
            <draw:object draw:notify-on-update-of-ranges="'Log-Linear Test'.B25:'Log-Linear Test'.B75 'Log-Linear Test'.C24:'Log-Linear Test'.C24 'Log-Linear Test'.C25:'Log-Linear Test'.C75 'Log-Linear Test'.B25:'Log-Linear Test'.B75 'Log-Linear Test'.D24:'Log-Linear Test'.D24 'Log-Linear Test'.D25:'Log-Linear Test'.D75 'Log-Linear Test'.B25:'Log-Linear Test'.B75 'Log-Linear Test'.I24:'Log-Linear Test'.I24 'Log-Linear Test'.I25:'Log-Linear Test'.I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ce4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1"/>
          <table:table-cell table:number-columns-repeated="2"/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τ</text:p>
          </table:table-cell>
          <table:table-cell table:style-name="ce5" office:value-type="float" office:value="45" calcext:value-type="float">
            <text:p>45</text:p>
          </table:table-cell>
          <table:table-cell table:formula="of:=-1/[.B11]" office:value-type="float" office:value="44.3151346306151" calcext:value-type="float">
            <text:p>44.3151346306151</text:p>
          </table:table-cell>
          <table:table-cell table:style-name="ce8" table:formula="of:=([.C2]-[.B2])/[.B2]" office:value-type="percentage" office:value="-0.0152192304307757" calcext:value-type="percentage">
            <text:p>-1.5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text:span text:style-name="T1">initial</text:span></text:p>
          </table:table-cell>
          <table:table-cell table:style-name="ce5" office:value-type="float" office:value="180" calcext:value-type="float">
            <text:p>180</text:p>
          </table:table-cell>
          <table:table-cell table:formula="of:=[.C5]-[.B3]" office:value-type="float" office:value="-158.921928480146" calcext:value-type="float">
            <text:p>-158.921928480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text:span text:style-name="T1">final</text:span></text:p>
          </table:table-cell>
          <table:table-cell table:style-name="ce5" office:value-type="float" office:value="20" calcext:value-type="float">
            <text:p>20</text:p>
          </table:table-cell>
          <table:table-cell table:formula="of:=EXP([.B15])*[.B19]" office:value-type="float" office:value="-159.299012285799" calcext:value-type="float">
            <text:p>-159.299012285799</text:p>
          </table:table-cell>
          <table:table-cell table:style-name="ce8" table:formula="of:=([.C4]-[.C3])/[.C3]" office:value-type="percentage" office:value="0.00237276132537977" calcext:value-type="percentage">
            <text:p>0.2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 Final</text:p>
          </table:table-cell>
          <table:table-cell table:style-name="ce5" office:value-type="float" office:value="0" calcext:value-type="float">
            <text:p>0</text:p>
          </table:table-cell>
          <table:table-cell table:formula="of:=IF([.B5];[.B4];[.C75])" office:value-type="float" office:value="21.0780715198537" calcext:value-type="float">
            <text:p>21.0780715198537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E25:.E7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Σx</text:p>
          </table:table-cell>
          <table:table-cell table:formula="of:=SUM([.E25:.E75])"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Σy</text:p>
          </table:table-cell>
          <table:table-cell table:formula="of:=SUM([.F25:.F75])" office:value-type="float" office:value="68.9470750444389" calcext:value-type="float">
            <text:p>68.9470750444389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Σxy</text:p>
          </table:table-cell>
          <table:table-cell table:formula="of:=SUM([.G25:.G75])" office:value-type="float" office:value="2171.59925418887" calcext:value-type="float">
            <text:p>2171.5992541888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Σxx</text:p>
          </table:table-cell>
          <table:table-cell table:formula="of:=SUM([.H25:.H75])" office:value-type="float" office:value="25110" calcext:value-type="float">
            <text:p>25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dient</text:p>
          </table:table-cell>
          <table:table-cell table:style-name="ce6" table:formula="of:=([.B6]*[.B9]-[.B7]*[.B8])/([.B6]*[.B10]-[.B7]*[.B7])" office:value-type="float" office:value="-0.0225656541119735" calcext:value-type="float">
            <text:p>-0.022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nding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shold</text:p>
          </table:table-cell>
          <table:table-cell table:style-name="ce5" office:value-type="float" office:value="0.8" calcext:value-type="float">
            <text:p>0.8</text:p>
          </table:table-cell>
          <table:table-cell table:formula="of:=[.B13]*([.C5]-[.B3])+[.B3]" office:value-type="float" office:value="52.862457215883" calcext:value-type="float">
            <text:p>52.862457215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cept</text:p>
          </table:table-cell>
          <table:table-cell table:formula="of:=([.B8]-[.B11]*[.B7])/[.B6]" office:value-type="float" office:value="5.07078301655653" calcext:value-type="float">
            <text:p>5.07078301655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ge Me!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acitance</text:p>
          </table:table-cell>
          <table:table-cell table:formula="of:=[.C2]/[.B17]" office:value-type="float" office:value="17.726053852246" calcext:value-type="float">
            <text:p>17.726053852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rection</text:p>
          </table:table-cell>
          <table:table-cell table:formula="of:=SIGN([.B4]-[.B3])" office:value-type="float" office:value="-1" calcext:value-type="float">
            <text:p>-1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Rel_time</text:p>
          </table:table-cell>
          <table:table-cell office:value-type="string" calcext:value-type="string">
            <text:p>time</text:p>
          </table:table-cell>
          <table:table-cell table:style-name="ce4" office:value-type="string" calcext:value-type="string">
            <text:p>temp</text:p>
          </table:table-cell>
          <table:table-cell table:style-name="ce7" office:value-type="string" calcext:value-type="string">
            <text:p>noisy</text:p>
          </table:table-cell>
          <table:table-cell office:value-type="string" calcext:value-type="string">
            <text:p>regression_time</text:p>
          </table:table-cell>
          <table:table-cell office:value-type="string" calcext:value-type="string">
            <text:p>ln_temp</text:p>
          </table:table-cell>
          <table:table-cell office:value-type="string" calcext:value-type="string">
            <text:p>xy</text:p>
          </table:table-cell>
          <table:table-cell table:style-name="ce4" office:value-type="string" calcext:value-type="string">
            <text:p>xx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]*[.$B$2]" office:value-type="float" office:value="0" calcext:value-type="float">
            <text:p>0</text:p>
          </table:table-cell>
          <table:table-cell table:style-name="ce4" table:formula="of:=[.$B$4]-([.$B$4]-[.$B$3])*EXP(-[.B25]/[.$B$2])" office:value-type="float" office:value="180" calcext:value-type="float">
            <text:p>180</text:p>
          </table:table-cell>
          <table:table-cell table:style-name="ce7" table:formula="of:=ROUND([.C25]+RAND()*2*[.$B$14]-[.$B$14]; [.$B$12])" office:value-type="float" office:value="180" calcext:value-type="float">
            <text:p>180</text:p>
          </table:table-cell>
          <table:table-cell table:formula="of:=IF([.$D25]*[.$B$19]&lt;=[.$C$13]*[.$B$19];[.B25];&quot;&quot;)" office:value-type="float" office:value="0" calcext:value-type="float">
            <text:p>0</text:p>
          </table:table-cell>
          <table:table-cell table:formula="of:=IF([.$D25]*[.$B$19]&lt;=[.$C$13]*[.$B$19];LN(([.$C$5]-[.D25])*[.$B$19]);&quot;&quot;)" office:value-type="float" office:value="5.06841306578434" calcext:value-type="float">
            <text:p>5.06841306578434</text:p>
          </table:table-cell>
          <table:table-cell table:formula="of:=IF([.$D25]*[.$B$19]&lt;=[.$C$13]*[.$B$19];[.E25]*[.F25];&quot;&quot;)" office:value-type="float" office:value="0" calcext:value-type="float">
            <text:p>0</text:p>
          </table:table-cell>
          <table:table-cell table:style-name="ce4" table:formula="of:=IF([.$D25]*[.$B$19]&lt;=[.$C$13]*[.$B$19];[.E25]*[.E25];&quot;&quot;)" office:value-type="float" office:value="0" calcext:value-type="float">
            <text:p>0</text:p>
          </table:table-cell>
          <table:table-cell table:formula="of:=[.$B$3]+[.$C$4]-[.$C$4]*EXP(-[.B25]/[.$C$2])" office:value-type="float" office:value="180" calcext:value-type="float">
            <text:p>180</text:p>
          </table:table-cell>
        </table:table-row>
        <table:table-row table:style-name="ro1">
          <table:table-cell table:formula="of:=[.A25]+0.1" office:value-type="float" office:value="0.1" calcext:value-type="float">
            <text:p>0.1</text:p>
          </table:table-cell>
          <table:table-cell table:formula="of:=[.A26]*[.$B$2]" office:value-type="float" office:value="4.5" calcext:value-type="float">
            <text:p>4.5</text:p>
          </table:table-cell>
          <table:table-cell table:style-name="ce4" table:formula="of:=[.$B$4]-([.$B$4]-[.$B$3])*EXP(-[.B26]/[.$B$2])" office:value-type="float" office:value="164.773986885754" calcext:value-type="float">
            <text:p>164.773986885754</text:p>
          </table:table-cell>
          <table:table-cell table:style-name="ce7" table:formula="of:=ROUND([.C26]+RAND()*2*[.$B$14]-[.$B$14]; [.$B$12])" office:value-type="float" office:value="164.7739868858" calcext:value-type="float">
            <text:p>164.7739868858</text:p>
          </table:table-cell>
          <table:table-cell table:formula="of:=IF([.$D26]*[.$B$19]&lt;=[.$C$13]*[.$B$19];[.B26];&quot;&quot;)" office:value-type="float" office:value="4.5" calcext:value-type="float">
            <text:p>4.5</text:p>
          </table:table-cell>
          <table:table-cell table:formula="of:=IF([.$D26]*[.$B$19]&lt;=[.$C$13]*[.$B$19];LN(([.$C$5]-[.D26])*[.$B$19]);&quot;&quot;)" office:value-type="float" office:value="4.96769936794853" calcext:value-type="float">
            <text:p>4.96769936794853</text:p>
          </table:table-cell>
          <table:table-cell table:formula="of:=IF([.$D26]*[.$B$19]&lt;=[.$C$13]*[.$B$19];[.E26]*[.F26];&quot;&quot;)" office:value-type="float" office:value="22.3546471557684" calcext:value-type="float">
            <text:p>22.3546471557684</text:p>
          </table:table-cell>
          <table:table-cell table:style-name="ce4" table:formula="of:=IF([.$D26]*[.$B$19]&lt;=[.$C$13]*[.$B$19];[.E26]*[.E26];&quot;&quot;)" office:value-type="float" office:value="20.25" calcext:value-type="float">
            <text:p>20.25</text:p>
          </table:table-cell>
          <table:table-cell table:formula="of:=[.$B$3]+[.$C$4]-[.$C$4]*EXP(-[.B26]/[.$C$2])" office:value-type="float" office:value="164.618106955454" calcext:value-type="float">
            <text:p>164.618106955454</text:p>
          </table:table-cell>
        </table:table-row>
        <table:table-row table:style-name="ro1">
          <table:table-cell table:formula="of:=[.A26]+0.1" office:value-type="float" office:value="0.2" calcext:value-type="float">
            <text:p>0.2</text:p>
          </table:table-cell>
          <table:table-cell table:formula="of:=[.A27]*[.$B$2]" office:value-type="float" office:value="9" calcext:value-type="float">
            <text:p>9</text:p>
          </table:table-cell>
          <table:table-cell table:style-name="ce4" table:formula="of:=[.$B$4]-([.$B$4]-[.$B$3])*EXP(-[.B27]/[.$B$2])" office:value-type="float" office:value="150.996920492477" calcext:value-type="float">
            <text:p>150.996920492477</text:p>
          </table:table-cell>
          <table:table-cell table:style-name="ce7" table:formula="of:=ROUND([.C27]+RAND()*2*[.$B$14]-[.$B$14]; [.$B$12])" office:value-type="float" office:value="150.9969204925" calcext:value-type="float">
            <text:p>150.9969204925</text:p>
          </table:table-cell>
          <table:table-cell table:formula="of:=IF([.$D27]*[.$B$19]&lt;=[.$C$13]*[.$B$19];[.B27];&quot;&quot;)" office:value-type="float" office:value="9" calcext:value-type="float">
            <text:p>9</text:p>
          </table:table-cell>
          <table:table-cell table:formula="of:=IF([.$D27]*[.$B$19]&lt;=[.$C$13]*[.$B$19];LN(([.$C$5]-[.D27])*[.$B$19]);&quot;&quot;)" office:value-type="float" office:value="4.86691001686555" calcext:value-type="float">
            <text:p>4.86691001686555</text:p>
          </table:table-cell>
          <table:table-cell table:formula="of:=IF([.$D27]*[.$B$19]&lt;=[.$C$13]*[.$B$19];[.E27]*[.F27];&quot;&quot;)" office:value-type="float" office:value="43.8021901517899" calcext:value-type="float">
            <text:p>43.8021901517899</text:p>
          </table:table-cell>
          <table:table-cell table:style-name="ce4" table:formula="of:=IF([.$D27]*[.$B$19]&lt;=[.$C$13]*[.$B$19];[.E27]*[.E27];&quot;&quot;)" office:value-type="float" office:value="81" calcext:value-type="float">
            <text:p>81</text:p>
          </table:table-cell>
          <table:table-cell table:formula="of:=[.$B$3]+[.$C$4]-[.$C$4]*EXP(-[.B27]/[.$C$2])" office:value-type="float" office:value="150.721487612476" calcext:value-type="float">
            <text:p>150.721487612476</text:p>
          </table:table-cell>
        </table:table-row>
        <table:table-row table:style-name="ro1">
          <table:table-cell table:formula="of:=[.A27]+0.1" office:value-type="float" office:value="0.3" calcext:value-type="float">
            <text:p>0.3</text:p>
          </table:table-cell>
          <table:table-cell table:formula="of:=[.A28]*[.$B$2]" office:value-type="float" office:value="13.5" calcext:value-type="float">
            <text:p>13.5</text:p>
          </table:table-cell>
          <table:table-cell table:style-name="ce4" table:formula="of:=[.$B$4]-([.$B$4]-[.$B$3])*EXP(-[.B28]/[.$B$2])" office:value-type="float" office:value="138.530915309075" calcext:value-type="float">
            <text:p>138.530915309075</text:p>
          </table:table-cell>
          <table:table-cell table:style-name="ce7" table:formula="of:=ROUND([.C28]+RAND()*2*[.$B$14]-[.$B$14]; [.$B$12])" office:value-type="float" office:value="138.5309153091" calcext:value-type="float">
            <text:p>138.5309153091</text:p>
          </table:table-cell>
          <table:table-cell table:formula="of:=IF([.$D28]*[.$B$19]&lt;=[.$C$13]*[.$B$19];[.B28];&quot;&quot;)" office:value-type="float" office:value="13.5" calcext:value-type="float">
            <text:p>13.5</text:p>
          </table:table-cell>
          <table:table-cell table:formula="of:=IF([.$D28]*[.$B$19]&lt;=[.$C$13]*[.$B$19];LN(([.$C$5]-[.D28])*[.$B$19]);&quot;&quot;)" office:value-type="float" office:value="4.76603692357677" calcext:value-type="float">
            <text:p>4.76603692357677</text:p>
          </table:table-cell>
          <table:table-cell table:formula="of:=IF([.$D28]*[.$B$19]&lt;=[.$C$13]*[.$B$19];[.E28]*[.F28];&quot;&quot;)" office:value-type="float" office:value="64.3414984682865" calcext:value-type="float">
            <text:p>64.3414984682865</text:p>
          </table:table-cell>
          <table:table-cell table:style-name="ce4" table:formula="of:=IF([.$D28]*[.$B$19]&lt;=[.$C$13]*[.$B$19];[.E28]*[.E28];&quot;&quot;)" office:value-type="float" office:value="182.25" calcext:value-type="float">
            <text:p>182.25</text:p>
          </table:table-cell>
          <table:table-cell table:formula="of:=[.$B$3]+[.$C$4]-[.$C$4]*EXP(-[.B28]/[.$C$2])" office:value-type="float" office:value="138.16672412502" calcext:value-type="float">
            <text:p>138.16672412502</text:p>
          </table:table-cell>
        </table:table-row>
        <table:table-row table:style-name="ro1">
          <table:table-cell table:formula="of:=[.A28]+0.1" office:value-type="float" office:value="0.4" calcext:value-type="float">
            <text:p>0.4</text:p>
          </table:table-cell>
          <table:table-cell table:formula="of:=[.A29]*[.$B$2]" office:value-type="float" office:value="18" calcext:value-type="float">
            <text:p>18</text:p>
          </table:table-cell>
          <table:table-cell table:style-name="ce4" table:formula="of:=[.$B$4]-([.$B$4]-[.$B$3])*EXP(-[.B29]/[.$B$2])" office:value-type="float" office:value="127.251207365702" calcext:value-type="float">
            <text:p>127.251207365702</text:p>
          </table:table-cell>
          <table:table-cell table:style-name="ce7" table:formula="of:=ROUND([.C29]+RAND()*2*[.$B$14]-[.$B$14]; [.$B$12])" office:value-type="float" office:value="127.2512073657" calcext:value-type="float">
            <text:p>127.2512073657</text:p>
          </table:table-cell>
          <table:table-cell table:formula="of:=IF([.$D29]*[.$B$19]&lt;=[.$C$13]*[.$B$19];[.B29];&quot;&quot;)" office:value-type="float" office:value="18" calcext:value-type="float">
            <text:p>18</text:p>
          </table:table-cell>
          <table:table-cell table:formula="of:=IF([.$D29]*[.$B$19]&lt;=[.$C$13]*[.$B$19];LN(([.$C$5]-[.D29])*[.$B$19]);&quot;&quot;)" office:value-type="float" office:value="4.66507111867149" calcext:value-type="float">
            <text:p>4.66507111867149</text:p>
          </table:table-cell>
          <table:table-cell table:formula="of:=IF([.$D29]*[.$B$19]&lt;=[.$C$13]*[.$B$19];[.E29]*[.F29];&quot;&quot;)" office:value-type="float" office:value="83.9712801360869" calcext:value-type="float">
            <text:p>83.9712801360869</text:p>
          </table:table-cell>
          <table:table-cell table:style-name="ce4" table:formula="of:=IF([.$D29]*[.$B$19]&lt;=[.$C$13]*[.$B$19];[.E29]*[.E29];&quot;&quot;)" office:value-type="float" office:value="324" calcext:value-type="float">
            <text:p>324</text:p>
          </table:table-cell>
          <table:table-cell table:formula="of:=[.$B$3]+[.$C$4]-[.$C$4]*EXP(-[.B29]/[.$C$2])" office:value-type="float" office:value="126.824247056622" calcext:value-type="float">
            <text:p>126.824247056622</text:p>
          </table:table-cell>
        </table:table-row>
        <table:table-row table:style-name="ro1">
          <table:table-cell table:formula="of:=[.A29]+0.1" office:value-type="float" office:value="0.5" calcext:value-type="float">
            <text:p>0.5</text:p>
          </table:table-cell>
          <table:table-cell table:formula="of:=[.A30]*[.$B$2]" office:value-type="float" office:value="22.5" calcext:value-type="float">
            <text:p>22.5</text:p>
          </table:table-cell>
          <table:table-cell table:style-name="ce4" table:formula="of:=[.$B$4]-([.$B$4]-[.$B$3])*EXP(-[.B30]/[.$B$2])" office:value-type="float" office:value="117.044905554021" calcext:value-type="float">
            <text:p>117.044905554021</text:p>
          </table:table-cell>
          <table:table-cell table:style-name="ce7" table:formula="of:=ROUND([.C30]+RAND()*2*[.$B$14]-[.$B$14]; [.$B$12])" office:value-type="float" office:value="117.044905554" calcext:value-type="float">
            <text:p>117.044905554</text:p>
          </table:table-cell>
          <table:table-cell table:formula="of:=IF([.$D30]*[.$B$19]&lt;=[.$C$13]*[.$B$19];[.B30];&quot;&quot;)" office:value-type="float" office:value="22.5" calcext:value-type="float">
            <text:p>22.5</text:p>
          </table:table-cell>
          <table:table-cell table:formula="of:=IF([.$D30]*[.$B$19]&lt;=[.$C$13]*[.$B$19];LN(([.$C$5]-[.D30])*[.$B$19]);&quot;&quot;)" office:value-type="float" office:value="4.56400265296531" calcext:value-type="float">
            <text:p>4.56400265296531</text:p>
          </table:table-cell>
          <table:table-cell table:formula="of:=IF([.$D30]*[.$B$19]&lt;=[.$C$13]*[.$B$19];[.E30]*[.F30];&quot;&quot;)" office:value-type="float" office:value="102.690059691719" calcext:value-type="float">
            <text:p>102.690059691719</text:p>
          </table:table-cell>
          <table:table-cell table:style-name="ce4" table:formula="of:=IF([.$D30]*[.$B$19]&lt;=[.$C$13]*[.$B$19];[.E30]*[.E30];&quot;&quot;)" office:value-type="float" office:value="506.25" calcext:value-type="float">
            <text:p>506.25</text:p>
          </table:table-cell>
          <table:table-cell table:formula="of:=[.$B$3]+[.$C$4]-[.$C$4]*EXP(-[.B30]/[.$C$2])" office:value-type="float" office:value="116.576998179679" calcext:value-type="float">
            <text:p>116.576998179679</text:p>
          </table:table-cell>
        </table:table-row>
        <table:table-row table:style-name="ro1">
          <table:table-cell table:formula="of:=[.A30]+0.1" office:value-type="float" office:value="0.6" calcext:value-type="float">
            <text:p>0.6</text:p>
          </table:table-cell>
          <table:table-cell table:formula="of:=[.A31]*[.$B$2]" office:value-type="float" office:value="27" calcext:value-type="float">
            <text:p>27</text:p>
          </table:table-cell>
          <table:table-cell table:style-name="ce4" table:formula="of:=[.$B$4]-([.$B$4]-[.$B$3])*EXP(-[.B31]/[.$B$2])" office:value-type="float" office:value="107.809861775044" calcext:value-type="float">
            <text:p>107.809861775044</text:p>
          </table:table-cell>
          <table:table-cell table:style-name="ce7" table:formula="of:=ROUND([.C31]+RAND()*2*[.$B$14]-[.$B$14]; [.$B$12])" office:value-type="float" office:value="107.809861775" calcext:value-type="float">
            <text:p>107.809861775</text:p>
          </table:table-cell>
          <table:table-cell table:formula="of:=IF([.$D31]*[.$B$19]&lt;=[.$C$13]*[.$B$19];[.B31];&quot;&quot;)" office:value-type="float" office:value="27" calcext:value-type="float">
            <text:p>27</text:p>
          </table:table-cell>
          <table:table-cell table:formula="of:=IF([.$D31]*[.$B$19]&lt;=[.$C$13]*[.$B$19];LN(([.$C$5]-[.D31])*[.$B$19]);&quot;&quot;)" office:value-type="float" office:value="4.46282048618915" calcext:value-type="float">
            <text:p>4.46282048618915</text:p>
          </table:table-cell>
          <table:table-cell table:formula="of:=IF([.$D31]*[.$B$19]&lt;=[.$C$13]*[.$B$19];[.E31]*[.F31];&quot;&quot;)" office:value-type="float" office:value="120.496153127107" calcext:value-type="float">
            <text:p>120.496153127107</text:p>
          </table:table-cell>
          <table:table-cell table:style-name="ce4" table:formula="of:=IF([.$D31]*[.$B$19]&lt;=[.$C$13]*[.$B$19];[.E31]*[.E31];&quot;&quot;)" office:value-type="float" office:value="729" calcext:value-type="float">
            <text:p>729</text:p>
          </table:table-cell>
          <table:table-cell table:formula="of:=[.$B$3]+[.$C$4]-[.$C$4]*EXP(-[.B31]/[.$C$2])" office:value-type="float" office:value="107.319222394655" calcext:value-type="float">
            <text:p>107.319222394655</text:p>
          </table:table-cell>
        </table:table-row>
        <table:table-row table:style-name="ro1">
          <table:table-cell table:formula="of:=[.A31]+0.1" office:value-type="float" office:value="0.7" calcext:value-type="float">
            <text:p>0.7</text:p>
          </table:table-cell>
          <table:table-cell table:formula="of:=[.A32]*[.$B$2]" office:value-type="float" office:value="31.5" calcext:value-type="float">
            <text:p>31.5</text:p>
          </table:table-cell>
          <table:table-cell table:style-name="ce4" table:formula="of:=[.$B$4]-([.$B$4]-[.$B$3])*EXP(-[.B32]/[.$B$2])" office:value-type="float" office:value="99.4536486066255" calcext:value-type="float">
            <text:p>99.4536486066255</text:p>
          </table:table-cell>
          <table:table-cell table:style-name="ce7" table:formula="of:=ROUND([.C32]+RAND()*2*[.$B$14]-[.$B$14]; [.$B$12])" office:value-type="float" office:value="99.4536486066" calcext:value-type="float">
            <text:p>99.4536486066</text:p>
          </table:table-cell>
          <table:table-cell table:formula="of:=IF([.$D32]*[.$B$19]&lt;=[.$C$13]*[.$B$19];[.B32];&quot;&quot;)" office:value-type="float" office:value="31.5" calcext:value-type="float">
            <text:p>31.5</text:p>
          </table:table-cell>
          <table:table-cell table:formula="of:=IF([.$D32]*[.$B$19]&lt;=[.$C$13]*[.$B$19];LN(([.$C$5]-[.D32])*[.$B$19]);&quot;&quot;)" office:value-type="float" office:value="4.36151236207426" calcext:value-type="float">
            <text:p>4.36151236207426</text:p>
          </table:table-cell>
          <table:table-cell table:formula="of:=IF([.$D32]*[.$B$19]&lt;=[.$C$13]*[.$B$19];[.E32]*[.F32];&quot;&quot;)" office:value-type="float" office:value="137.387639405339" calcext:value-type="float">
            <text:p>137.387639405339</text:p>
          </table:table-cell>
          <table:table-cell table:style-name="ce4" table:formula="of:=IF([.$D32]*[.$B$19]&lt;=[.$C$13]*[.$B$19];[.E32]*[.E32];&quot;&quot;)" office:value-type="float" office:value="992.25" calcext:value-type="float">
            <text:p>992.25</text:p>
          </table:table-cell>
          <table:table-cell table:formula="of:=[.$B$3]+[.$C$4]-[.$C$4]*EXP(-[.B32]/[.$C$2])" office:value-type="float" office:value="98.9553763014243" calcext:value-type="float">
            <text:p>98.9553763014243</text:p>
          </table:table-cell>
        </table:table-row>
        <table:table-row table:style-name="ro1">
          <table:table-cell table:formula="of:=[.A32]+0.1" office:value-type="float" office:value="0.8" calcext:value-type="float">
            <text:p>0.8</text:p>
          </table:table-cell>
          <table:table-cell table:formula="of:=[.A33]*[.$B$2]" office:value-type="float" office:value="36" calcext:value-type="float">
            <text:p>36</text:p>
          </table:table-cell>
          <table:table-cell table:style-name="ce4" table:formula="of:=[.$B$4]-([.$B$4]-[.$B$3])*EXP(-[.B33]/[.$B$2])" office:value-type="float" office:value="91.8926342587555" calcext:value-type="float">
            <text:p>91.8926342587555</text:p>
          </table:table-cell>
          <table:table-cell table:style-name="ce7" table:formula="of:=ROUND([.C33]+RAND()*2*[.$B$14]-[.$B$14]; [.$B$12])" office:value-type="float" office:value="91.8926342588" calcext:value-type="float">
            <text:p>91.8926342588</text:p>
          </table:table-cell>
          <table:table-cell table:formula="of:=IF([.$D33]*[.$B$19]&lt;=[.$C$13]*[.$B$19];[.B33];&quot;&quot;)" office:value-type="float" office:value="36" calcext:value-type="float">
            <text:p>36</text:p>
          </table:table-cell>
          <table:table-cell table:formula="of:=IF([.$D33]*[.$B$19]&lt;=[.$C$13]*[.$B$19];LN(([.$C$5]-[.D33])*[.$B$19]);&quot;&quot;)" office:value-type="float" office:value="4.26006466795191" calcext:value-type="float">
            <text:p>4.26006466795191</text:p>
          </table:table-cell>
          <table:table-cell table:formula="of:=IF([.$D33]*[.$B$19]&lt;=[.$C$13]*[.$B$19];[.E33]*[.F33];&quot;&quot;)" office:value-type="float" office:value="153.362328046269" calcext:value-type="float">
            <text:p>153.362328046269</text:p>
          </table:table-cell>
          <table:table-cell table:style-name="ce4" table:formula="of:=IF([.$D33]*[.$B$19]&lt;=[.$C$13]*[.$B$19];[.E33]*[.E33];&quot;&quot;)" office:value-type="float" office:value="1296" calcext:value-type="float">
            <text:p>1296</text:p>
          </table:table-cell>
          <table:table-cell table:formula="of:=[.$B$3]+[.$C$4]-[.$C$4]*EXP(-[.B33]/[.$C$2])" office:value-type="float" office:value="91.3991421588332" calcext:value-type="float">
            <text:p>91.3991421588332</text:p>
          </table:table-cell>
        </table:table-row>
        <table:table-row table:style-name="ro1">
          <table:table-cell table:formula="of:=[.A33]+0.1" office:value-type="float" office:value="0.9" calcext:value-type="float">
            <text:p>0.9</text:p>
          </table:table-cell>
          <table:table-cell table:formula="of:=[.A34]*[.$B$2]" office:value-type="float" office:value="40.5" calcext:value-type="float">
            <text:p>40.5</text:p>
          </table:table-cell>
          <table:table-cell table:style-name="ce4" table:formula="of:=[.$B$4]-([.$B$4]-[.$B$3])*EXP(-[.B34]/[.$B$2])" office:value-type="float" office:value="85.0511455584959" calcext:value-type="float">
            <text:p>85.0511455584959</text:p>
          </table:table-cell>
          <table:table-cell table:style-name="ce7" table:formula="of:=ROUND([.C34]+RAND()*2*[.$B$14]-[.$B$14]; [.$B$12])" office:value-type="float" office:value="85.0511455585" calcext:value-type="float">
            <text:p>85.0511455585</text:p>
          </table:table-cell>
          <table:table-cell table:formula="of:=IF([.$D34]*[.$B$19]&lt;=[.$C$13]*[.$B$19];[.B34];&quot;&quot;)" office:value-type="float" office:value="40.5" calcext:value-type="float">
            <text:p>40.5</text:p>
          </table:table-cell>
          <table:table-cell table:formula="of:=IF([.$D34]*[.$B$19]&lt;=[.$C$13]*[.$B$19];LN(([.$C$5]-[.D34])*[.$B$19]);&quot;&quot;)" office:value-type="float" office:value="4.15846227668681" calcext:value-type="float">
            <text:p>4.15846227668681</text:p>
          </table:table-cell>
          <table:table-cell table:formula="of:=IF([.$D34]*[.$B$19]&lt;=[.$C$13]*[.$B$19];[.E34]*[.F34];&quot;&quot;)" office:value-type="float" office:value="168.417722205816" calcext:value-type="float">
            <text:p>168.417722205816</text:p>
          </table:table-cell>
          <table:table-cell table:style-name="ce4" table:formula="of:=IF([.$D34]*[.$B$19]&lt;=[.$C$13]*[.$B$19];[.E34]*[.E34];&quot;&quot;)" office:value-type="float" office:value="1640.25" calcext:value-type="float">
            <text:p>1640.25</text:p>
          </table:table-cell>
          <table:table-cell table:formula="of:=[.$B$3]+[.$C$4]-[.$C$4]*EXP(-[.B34]/[.$C$2])" office:value-type="float" office:value="84.5725370562034" calcext:value-type="float">
            <text:p>84.5725370562034</text:p>
          </table:table-cell>
        </table:table-row>
        <table:table-row table:style-name="ro1">
          <table:table-cell table:formula="of:=[.A34]+0.1" office:value-type="float" office:value="1" calcext:value-type="float">
            <text:p>1</text:p>
          </table:table-cell>
          <table:table-cell table:formula="of:=[.A35]*[.$B$2]" office:value-type="float" office:value="45" calcext:value-type="float">
            <text:p>45</text:p>
          </table:table-cell>
          <table:table-cell table:style-name="ce4" table:formula="of:=[.$B$4]-([.$B$4]-[.$B$3])*EXP(-[.B35]/[.$B$2])" office:value-type="float" office:value="78.8607105874308" calcext:value-type="float">
            <text:p>78.8607105874308</text:p>
          </table:table-cell>
          <table:table-cell table:style-name="ce7" table:formula="of:=ROUND([.C35]+RAND()*2*[.$B$14]-[.$B$14]; [.$B$12])" office:value-type="float" office:value="78.8607105874" calcext:value-type="float">
            <text:p>78.8607105874</text:p>
          </table:table-cell>
          <table:table-cell table:formula="of:=IF([.$D35]*[.$B$19]&lt;=[.$C$13]*[.$B$19];[.B35];&quot;&quot;)" office:value-type="float" office:value="45" calcext:value-type="float">
            <text:p>45</text:p>
          </table:table-cell>
          <table:table-cell table:formula="of:=IF([.$D35]*[.$B$19]&lt;=[.$C$13]*[.$B$19];LN(([.$C$5]-[.D35])*[.$B$19]);&quot;&quot;)" office:value-type="float" office:value="4.05668836840741" calcext:value-type="float">
            <text:p>4.05668836840741</text:p>
          </table:table-cell>
          <table:table-cell table:formula="of:=IF([.$D35]*[.$B$19]&lt;=[.$C$13]*[.$B$19];[.E35]*[.F35];&quot;&quot;)" office:value-type="float" office:value="182.550976578333" calcext:value-type="float">
            <text:p>182.550976578333</text:p>
          </table:table-cell>
          <table:table-cell table:style-name="ce4" table:formula="of:=IF([.$D35]*[.$B$19]&lt;=[.$C$13]*[.$B$19];[.E35]*[.E35];&quot;&quot;)" office:value-type="float" office:value="2025" calcext:value-type="float">
            <text:p>2025</text:p>
          </table:table-cell>
          <table:table-cell table:formula="of:=[.$B$3]+[.$C$4]-[.$C$4]*EXP(-[.B35]/[.$C$2])" office:value-type="float" office:value="78.4051081031257" calcext:value-type="float">
            <text:p>78.4051081031257</text:p>
          </table:table-cell>
        </table:table-row>
        <table:table-row table:style-name="ro1">
          <table:table-cell table:formula="of:=[.A35]+0.1" office:value-type="float" office:value="1.1" calcext:value-type="float">
            <text:p>1.1</text:p>
          </table:table-cell>
          <table:table-cell table:formula="of:=[.A36]*[.$B$2]" office:value-type="float" office:value="49.5" calcext:value-type="float">
            <text:p>49.5</text:p>
          </table:table-cell>
          <table:table-cell table:style-name="ce4" table:formula="of:=[.$B$4]-([.$B$4]-[.$B$3])*EXP(-[.B36]/[.$B$2])" office:value-type="float" office:value="73.2593733916927" calcext:value-type="float">
            <text:p>73.2593733916927</text:p>
          </table:table-cell>
          <table:table-cell table:style-name="ce7" table:formula="of:=ROUND([.C36]+RAND()*2*[.$B$14]-[.$B$14]; [.$B$12])" office:value-type="float" office:value="73.2593733917" calcext:value-type="float">
            <text:p>73.2593733917</text:p>
          </table:table-cell>
          <table:table-cell table:formula="of:=IF([.$D36]*[.$B$19]&lt;=[.$C$13]*[.$B$19];[.B36];&quot;&quot;)" office:value-type="float" office:value="49.5" calcext:value-type="float">
            <text:p>49.5</text:p>
          </table:table-cell>
          <table:table-cell table:formula="of:=IF([.$D36]*[.$B$19]&lt;=[.$C$13]*[.$B$19];LN(([.$C$5]-[.D36])*[.$B$19]);&quot;&quot;)" office:value-type="float" office:value="3.95472422903028" calcext:value-type="float">
            <text:p>3.95472422903028</text:p>
          </table:table-cell>
          <table:table-cell table:formula="of:=IF([.$D36]*[.$B$19]&lt;=[.$C$13]*[.$B$19];[.E36]*[.F36];&quot;&quot;)" office:value-type="float" office:value="195.758849336999" calcext:value-type="float">
            <text:p>195.758849336999</text:p>
          </table:table-cell>
          <table:table-cell table:style-name="ce4" table:formula="of:=IF([.$D36]*[.$B$19]&lt;=[.$C$13]*[.$B$19];[.E36]*[.E36];&quot;&quot;)" office:value-type="float" office:value="2450.25" calcext:value-type="float">
            <text:p>2450.25</text:p>
          </table:table-cell>
          <table:table-cell table:formula="of:=[.$B$3]+[.$C$4]-[.$C$4]*EXP(-[.B36]/[.$C$2])" office:value-type="float" office:value="72.8332053316283" calcext:value-type="float">
            <text:p>72.8332053316283</text:p>
          </table:table-cell>
        </table:table-row>
        <table:table-row table:style-name="ro1">
          <table:table-cell table:formula="of:=[.A36]+0.1" office:value-type="float" office:value="1.2" calcext:value-type="float">
            <text:p>1.2</text:p>
          </table:table-cell>
          <table:table-cell table:formula="of:=[.A37]*[.$B$2]" office:value-type="float" office:value="54" calcext:value-type="float">
            <text:p>54</text:p>
          </table:table-cell>
          <table:table-cell table:style-name="ce4" table:formula="of:=[.$B$4]-([.$B$4]-[.$B$3])*EXP(-[.B37]/[.$B$2])" office:value-type="float" office:value="68.1910739059524" calcext:value-type="float">
            <text:p>68.1910739059524</text:p>
          </table:table-cell>
          <table:table-cell table:style-name="ce7" table:formula="of:=ROUND([.C37]+RAND()*2*[.$B$14]-[.$B$14]; [.$B$12])" office:value-type="float" office:value="68.191073906" calcext:value-type="float">
            <text:p>68.191073906</text:p>
          </table:table-cell>
          <table:table-cell table:formula="of:=IF([.$D37]*[.$B$19]&lt;=[.$C$13]*[.$B$19];[.B37];&quot;&quot;)" office:value-type="float" office:value="54" calcext:value-type="float">
            <text:p>54</text:p>
          </table:table-cell>
          <table:table-cell table:formula="of:=IF([.$D37]*[.$B$19]&lt;=[.$C$13]*[.$B$19];LN(([.$C$5]-[.D37])*[.$B$19]);&quot;&quot;)" office:value-type="float" office:value="3.8525490220789" calcext:value-type="float">
            <text:p>3.8525490220789</text:p>
          </table:table-cell>
          <table:table-cell table:formula="of:=IF([.$D37]*[.$B$19]&lt;=[.$C$13]*[.$B$19];[.E37]*[.F37];&quot;&quot;)" office:value-type="float" office:value="208.037647192261" calcext:value-type="float">
            <text:p>208.037647192261</text:p>
          </table:table-cell>
          <table:table-cell table:style-name="ce4" table:formula="of:=IF([.$D37]*[.$B$19]&lt;=[.$C$13]*[.$B$19];[.E37]*[.E37];&quot;&quot;)" office:value-type="float" office:value="2916" calcext:value-type="float">
            <text:p>2916</text:p>
          </table:table-cell>
          <table:table-cell table:formula="of:=[.$B$3]+[.$C$4]-[.$C$4]*EXP(-[.B37]/[.$C$2])" office:value-type="float" office:value="67.7993248068227" calcext:value-type="float">
            <text:p>67.7993248068227</text:p>
          </table:table-cell>
        </table:table-row>
        <table:table-row table:style-name="ro1">
          <table:table-cell table:formula="of:=[.A37]+0.1" office:value-type="float" office:value="1.3" calcext:value-type="float">
            <text:p>1.3</text:p>
          </table:table-cell>
          <table:table-cell table:formula="of:=[.A38]*[.$B$2]" office:value-type="float" office:value="58.5" calcext:value-type="float">
            <text:p>58.5</text:p>
          </table:table-cell>
          <table:table-cell table:style-name="ce4" table:formula="of:=[.$B$4]-([.$B$4]-[.$B$3])*EXP(-[.B38]/[.$B$2])" office:value-type="float" office:value="63.605086885442" calcext:value-type="float">
            <text:p>63.605086885442</text:p>
          </table:table-cell>
          <table:table-cell table:style-name="ce7" table:formula="of:=ROUND([.C38]+RAND()*2*[.$B$14]-[.$B$14]; [.$B$12])" office:value-type="float" office:value="63.6050868854" calcext:value-type="float">
            <text:p>63.6050868854</text:p>
          </table:table-cell>
          <table:table-cell table:formula="of:=IF([.$D38]*[.$B$19]&lt;=[.$C$13]*[.$B$19];[.B38];&quot;&quot;)" office:value-type="float" office:value="58.5" calcext:value-type="float">
            <text:p>58.5</text:p>
          </table:table-cell>
          <table:table-cell table:formula="of:=IF([.$D38]*[.$B$19]&lt;=[.$C$13]*[.$B$19];LN(([.$C$5]-[.D38])*[.$B$19]);&quot;&quot;)" office:value-type="float" office:value="3.7501395296468" calcext:value-type="float">
            <text:p>3.7501395296468</text:p>
          </table:table-cell>
          <table:table-cell table:formula="of:=IF([.$D38]*[.$B$19]&lt;=[.$C$13]*[.$B$19];[.E38]*[.F38];&quot;&quot;)" office:value-type="float" office:value="219.383162484338" calcext:value-type="float">
            <text:p>219.383162484338</text:p>
          </table:table-cell>
          <table:table-cell table:style-name="ce4" table:formula="of:=IF([.$D38]*[.$B$19]&lt;=[.$C$13]*[.$B$19];[.E38]*[.E38];&quot;&quot;)" office:value-type="float" office:value="3422.25" calcext:value-type="float">
            <text:p>3422.25</text:p>
          </table:table-cell>
          <table:table-cell table:formula="of:=[.$B$3]+[.$C$4]-[.$C$4]*EXP(-[.B38]/[.$C$2])" office:value-type="float" office:value="63.2515151667045" calcext:value-type="float">
            <text:p>63.2515151667045</text:p>
          </table:table-cell>
        </table:table-row>
        <table:table-row table:style-name="ro1">
          <table:table-cell table:formula="of:=[.A38]+0.1" office:value-type="float" office:value="1.4" calcext:value-type="float">
            <text:p>1.4</text:p>
          </table:table-cell>
          <table:table-cell table:formula="of:=[.A39]*[.$B$2]" office:value-type="float" office:value="63" calcext:value-type="float">
            <text:p>63</text:p>
          </table:table-cell>
          <table:table-cell table:style-name="ce4" table:formula="of:=[.$B$4]-([.$B$4]-[.$B$3])*EXP(-[.B39]/[.$B$2])" office:value-type="float" office:value="59.455514230657" calcext:value-type="float">
            <text:p>59.455514230657</text:p>
          </table:table-cell>
          <table:table-cell table:style-name="ce7" table:formula="of:=ROUND([.C39]+RAND()*2*[.$B$14]-[.$B$14]; [.$B$12])" office:value-type="float" office:value="59.4555142307" calcext:value-type="float">
            <text:p>59.4555142307</text:p>
          </table:table-cell>
          <table:table-cell table:formula="of:=IF([.$D39]*[.$B$19]&lt;=[.$C$13]*[.$B$19];[.B39];&quot;&quot;)" office:value-type="float" office:value="63" calcext:value-type="float">
            <text:p>63</text:p>
          </table:table-cell>
          <table:table-cell table:formula="of:=IF([.$D39]*[.$B$19]&lt;=[.$C$13]*[.$B$19];LN(([.$C$5]-[.D39])*[.$B$19]);&quot;&quot;)" office:value-type="float" office:value="3.64746985758439" calcext:value-type="float">
            <text:p>3.64746985758439</text:p>
          </table:table-cell>
          <table:table-cell table:formula="of:=IF([.$D39]*[.$B$19]&lt;=[.$C$13]*[.$B$19];[.E39]*[.F39];&quot;&quot;)" office:value-type="float" office:value="229.790601027816" calcext:value-type="float">
            <text:p>229.790601027816</text:p>
          </table:table-cell>
          <table:table-cell table:style-name="ce4" table:formula="of:=IF([.$D39]*[.$B$19]&lt;=[.$C$13]*[.$B$19];[.E39]*[.E39];&quot;&quot;)" office:value-type="float" office:value="3969" calcext:value-type="float">
            <text:p>3969</text:p>
          </table:table-cell>
          <table:table-cell table:formula="of:=[.$B$3]+[.$C$4]-[.$C$4]*EXP(-[.B39]/[.$C$2])" office:value-type="float" office:value="59.1428414663982" calcext:value-type="float">
            <text:p>59.1428414663982</text:p>
          </table:table-cell>
        </table:table-row>
        <table:table-row table:style-name="ro1">
          <table:table-cell table:formula="of:=[.A39]+0.1" office:value-type="float" office:value="1.5" calcext:value-type="float">
            <text:p>1.5</text:p>
          </table:table-cell>
          <table:table-cell table:formula="of:=[.A40]*[.$B$2]" office:value-type="float" office:value="67.5" calcext:value-type="float">
            <text:p>67.5</text:p>
          </table:table-cell>
          <table:table-cell table:style-name="ce4" table:formula="of:=[.$B$4]-([.$B$4]-[.$B$3])*EXP(-[.B40]/[.$B$2])" office:value-type="float" office:value="55.7008256237488" calcext:value-type="float">
            <text:p>55.7008256237488</text:p>
          </table:table-cell>
          <table:table-cell table:style-name="ce7" table:formula="of:=ROUND([.C40]+RAND()*2*[.$B$14]-[.$B$14]; [.$B$12])" office:value-type="float" office:value="55.7008256237" calcext:value-type="float">
            <text:p>55.7008256237</text:p>
          </table:table-cell>
          <table:table-cell table:formula="of:=IF([.$D40]*[.$B$19]&lt;=[.$C$13]*[.$B$19];[.B40];&quot;&quot;)" office:value-type="float" office:value="67.5" calcext:value-type="float">
            <text:p>67.5</text:p>
          </table:table-cell>
          <table:table-cell table:formula="of:=IF([.$D40]*[.$B$19]&lt;=[.$C$13]*[.$B$19];LN(([.$C$5]-[.D40])*[.$B$19]);&quot;&quot;)" office:value-type="float" office:value="3.54451109897696" calcext:value-type="float">
            <text:p>3.54451109897696</text:p>
          </table:table-cell>
          <table:table-cell table:formula="of:=IF([.$D40]*[.$B$19]&lt;=[.$C$13]*[.$B$19];[.E40]*[.F40];&quot;&quot;)" office:value-type="float" office:value="239.254499180945" calcext:value-type="float">
            <text:p>239.254499180945</text:p>
          </table:table-cell>
          <table:table-cell table:style-name="ce4" table:formula="of:=IF([.$D40]*[.$B$19]&lt;=[.$C$13]*[.$B$19];[.E40]*[.E40];&quot;&quot;)" office:value-type="float" office:value="4556.25" calcext:value-type="float">
            <text:p>4556.25</text:p>
          </table:table-cell>
          <table:table-cell table:formula="of:=[.$B$3]+[.$C$4]-[.$C$4]*EXP(-[.B40]/[.$C$2])" office:value-type="float" office:value="55.4309007935364" calcext:value-type="float">
            <text:p>55.4309007935364</text:p>
          </table:table-cell>
        </table:table-row>
        <table:table-row table:style-name="ro1">
          <table:table-cell table:formula="of:=[.A40]+0.1" office:value-type="float" office:value="1.6" calcext:value-type="float">
            <text:p>1.6</text:p>
          </table:table-cell>
          <table:table-cell table:formula="of:=[.A41]*[.$B$2]" office:value-type="float" office:value="72" calcext:value-type="float">
            <text:p>72</text:p>
          </table:table-cell>
          <table:table-cell table:style-name="ce4" table:formula="of:=[.$B$4]-([.$B$4]-[.$B$3])*EXP(-[.B41]/[.$B$2])" office:value-type="float" office:value="52.3034428791449" calcext:value-type="float">
            <text:p>52.3034428791449</text:p>
          </table:table-cell>
          <table:table-cell table:style-name="ce7" table:formula="of:=ROUND([.C41]+RAND()*2*[.$B$14]-[.$B$14]; [.$B$12])" office:value-type="float" office:value="52.3034428791" calcext:value-type="float">
            <text:p>52.3034428791</text:p>
          </table:table-cell>
          <table:table-cell table:formula="of:=IF([.$D41]*[.$B$19]&lt;=[.$C$13]*[.$B$19];[.B41];&quot;&quot;)">
            <text:p/>
          </table:table-cell>
          <table:table-cell table:formula="of:=IF([.$D41]*[.$B$19]&lt;=[.$C$13]*[.$B$19];LN(([.$C$5]-[.D41])*[.$B$19]);&quot;&quot;)">
            <text:p/>
          </table:table-cell>
          <table:table-cell table:formula="of:=IF([.$D41]*[.$B$19]&lt;=[.$C$13]*[.$B$19];[.E41]*[.F41];&quot;&quot;)">
            <text:p/>
          </table:table-cell>
          <table:table-cell table:style-name="ce4" table:formula="of:=IF([.$D41]*[.$B$19]&lt;=[.$C$13]*[.$B$19];[.E41]*[.E41];&quot;&quot;)">
            <text:p/>
          </table:table-cell>
          <table:table-cell table:formula="of:=[.$B$3]+[.$C$4]-[.$C$4]*EXP(-[.B41]/[.$C$2])" office:value-type="float" office:value="52.0773846557572" calcext:value-type="float">
            <text:p>52.0773846557572</text:p>
          </table:table-cell>
        </table:table-row>
        <table:table-row table:style-name="ro1">
          <table:table-cell table:formula="of:=[.A41]+0.1" office:value-type="float" office:value="1.7" calcext:value-type="float">
            <text:p>1.7</text:p>
          </table:table-cell>
          <table:table-cell table:formula="of:=[.A42]*[.$B$2]" office:value-type="float" office:value="76.5" calcext:value-type="float">
            <text:p>76.5</text:p>
          </table:table-cell>
          <table:table-cell table:style-name="ce4" table:formula="of:=[.$B$4]-([.$B$4]-[.$B$3])*EXP(-[.B42]/[.$B$2])" office:value-type="float" office:value="49.2293638484375" calcext:value-type="float">
            <text:p>49.2293638484375</text:p>
          </table:table-cell>
          <table:table-cell table:style-name="ce7" table:formula="of:=ROUND([.C42]+RAND()*2*[.$B$14]-[.$B$14]; [.$B$12])" office:value-type="float" office:value="49.2293638484" calcext:value-type="float">
            <text:p>49.2293638484</text:p>
          </table:table-cell>
          <table:table-cell table:formula="of:=IF([.$D42]*[.$B$19]&lt;=[.$C$13]*[.$B$19];[.B42];&quot;&quot;)">
            <text:p/>
          </table:table-cell>
          <table:table-cell table:formula="of:=IF([.$D42]*[.$B$19]&lt;=[.$C$13]*[.$B$19];LN(([.$C$5]-[.D42])*[.$B$19]);&quot;&quot;)">
            <text:p/>
          </table:table-cell>
          <table:table-cell table:formula="of:=IF([.$D42]*[.$B$19]&lt;=[.$C$13]*[.$B$19];[.E42]*[.F42];&quot;&quot;)">
            <text:p/>
          </table:table-cell>
          <table:table-cell table:style-name="ce4" table:formula="of:=IF([.$D42]*[.$B$19]&lt;=[.$C$13]*[.$B$19];[.E42]*[.E42];&quot;&quot;)">
            <text:p/>
          </table:table-cell>
          <table:table-cell table:formula="of:=[.$B$3]+[.$C$4]-[.$C$4]*EXP(-[.B42]/[.$C$2])" office:value-type="float" office:value="49.0476836240123" calcext:value-type="float">
            <text:p>49.0476836240123</text:p>
          </table:table-cell>
        </table:table-row>
        <table:table-row table:style-name="ro1">
          <table:table-cell table:formula="of:=[.A42]+0.1" office:value-type="float" office:value="1.8" calcext:value-type="float">
            <text:p>1.8</text:p>
          </table:table-cell>
          <table:table-cell table:formula="of:=[.A43]*[.$B$2]" office:value-type="float" office:value="81" calcext:value-type="float">
            <text:p>81</text:p>
          </table:table-cell>
          <table:table-cell table:style-name="ce4" table:formula="of:=[.$B$4]-([.$B$4]-[.$B$3])*EXP(-[.B43]/[.$B$2])" office:value-type="float" office:value="46.4478221154538" calcext:value-type="float">
            <text:p>46.4478221154538</text:p>
          </table:table-cell>
          <table:table-cell table:style-name="ce7" table:formula="of:=ROUND([.C43]+RAND()*2*[.$B$14]-[.$B$14]; [.$B$12])" office:value-type="float" office:value="46.4478221155" calcext:value-type="float">
            <text:p>46.4478221155</text:p>
          </table:table-cell>
          <table:table-cell table:formula="of:=IF([.$D43]*[.$B$19]&lt;=[.$C$13]*[.$B$19];[.B43];&quot;&quot;)">
            <text:p/>
          </table:table-cell>
          <table:table-cell table:formula="of:=IF([.$D43]*[.$B$19]&lt;=[.$C$13]*[.$B$19];LN(([.$C$5]-[.D43])*[.$B$19]);&quot;&quot;)">
            <text:p/>
          </table:table-cell>
          <table:table-cell table:formula="of:=IF([.$D43]*[.$B$19]&lt;=[.$C$13]*[.$B$19];[.E43]*[.F43];&quot;&quot;)">
            <text:p/>
          </table:table-cell>
          <table:table-cell table:style-name="ce4" table:formula="of:=IF([.$D43]*[.$B$19]&lt;=[.$C$13]*[.$B$19];[.E43]*[.E43];&quot;&quot;)">
            <text:p/>
          </table:table-cell>
          <table:table-cell table:formula="of:=[.$B$3]+[.$C$4]-[.$C$4]*EXP(-[.B43]/[.$C$2])" office:value-type="float" office:value="46.3105301514678" calcext:value-type="float">
            <text:p>46.3105301514678</text:p>
          </table:table-cell>
        </table:table-row>
        <table:table-row table:style-name="ro1">
          <table:table-cell table:formula="of:=[.A43]+0.1" office:value-type="float" office:value="1.9" calcext:value-type="float">
            <text:p>1.9</text:p>
          </table:table-cell>
          <table:table-cell table:formula="of:=[.A44]*[.$B$2]" office:value-type="float" office:value="85.5" calcext:value-type="float">
            <text:p>85.5</text:p>
          </table:table-cell>
          <table:table-cell table:style-name="ce4" table:formula="of:=[.$B$4]-([.$B$4]-[.$B$3])*EXP(-[.B44]/[.$B$2])" office:value-type="float" office:value="43.9309790756216" calcext:value-type="float">
            <text:p>43.9309790756216</text:p>
          </table:table-cell>
          <table:table-cell table:style-name="ce7" table:formula="of:=ROUND([.C44]+RAND()*2*[.$B$14]-[.$B$14]; [.$B$12])" office:value-type="float" office:value="43.9309790756" calcext:value-type="float">
            <text:p>43.9309790756</text:p>
          </table:table-cell>
          <table:table-cell table:formula="of:=IF([.$D44]*[.$B$19]&lt;=[.$C$13]*[.$B$19];[.B44];&quot;&quot;)">
            <text:p/>
          </table:table-cell>
          <table:table-cell table:formula="of:=IF([.$D44]*[.$B$19]&lt;=[.$C$13]*[.$B$19];LN(([.$C$5]-[.D44])*[.$B$19]);&quot;&quot;)">
            <text:p/>
          </table:table-cell>
          <table:table-cell table:formula="of:=IF([.$D44]*[.$B$19]&lt;=[.$C$13]*[.$B$19];[.E44]*[.F44];&quot;&quot;)">
            <text:p/>
          </table:table-cell>
          <table:table-cell table:style-name="ce4" table:formula="of:=IF([.$D44]*[.$B$19]&lt;=[.$C$13]*[.$B$19];[.E44]*[.E44];&quot;&quot;)">
            <text:p/>
          </table:table-cell>
          <table:table-cell table:formula="of:=[.$B$3]+[.$C$4]-[.$C$4]*EXP(-[.B44]/[.$C$2])" office:value-type="float" office:value="43.8376758817687" calcext:value-type="float">
            <text:p>43.8376758817687</text:p>
          </table:table-cell>
        </table:table-row>
        <table:table-row table:style-name="ro1">
          <table:table-cell table:formula="of:=[.A44]+0.1" office:value-type="float" office:value="2" calcext:value-type="float">
            <text:p>2</text:p>
          </table:table-cell>
          <table:table-cell table:formula="of:=[.A45]*[.$B$2]" office:value-type="float" office:value="90" calcext:value-type="float">
            <text:p>90</text:p>
          </table:table-cell>
          <table:table-cell table:style-name="ce4" table:formula="of:=[.$B$4]-([.$B$4]-[.$B$3])*EXP(-[.B45]/[.$B$2])" office:value-type="float" office:value="41.653645317858" calcext:value-type="float">
            <text:p>41.653645317858</text:p>
          </table:table-cell>
          <table:table-cell table:style-name="ce7" table:formula="of:=ROUND([.C45]+RAND()*2*[.$B$14]-[.$B$14]; [.$B$12])" office:value-type="float" office:value="41.6536453179" calcext:value-type="float">
            <text:p>41.6536453179</text:p>
          </table:table-cell>
          <table:table-cell table:formula="of:=IF([.$D45]*[.$B$19]&lt;=[.$C$13]*[.$B$19];[.B45];&quot;&quot;)">
            <text:p/>
          </table:table-cell>
          <table:table-cell table:formula="of:=IF([.$D45]*[.$B$19]&lt;=[.$C$13]*[.$B$19];LN(([.$C$5]-[.D45])*[.$B$19]);&quot;&quot;)">
            <text:p/>
          </table:table-cell>
          <table:table-cell table:formula="of:=IF([.$D45]*[.$B$19]&lt;=[.$C$13]*[.$B$19];[.E45]*[.F45];&quot;&quot;)">
            <text:p/>
          </table:table-cell>
          <table:table-cell table:style-name="ce4" table:formula="of:=IF([.$D45]*[.$B$19]&lt;=[.$C$13]*[.$B$19];[.E45]*[.E45];&quot;&quot;)">
            <text:p/>
          </table:table-cell>
          <table:table-cell table:formula="of:=[.$B$3]+[.$C$4]-[.$C$4]*EXP(-[.B45]/[.$C$2])" office:value-type="float" office:value="41.603600116377" calcext:value-type="float">
            <text:p>41.603600116377</text:p>
          </table:table-cell>
        </table:table-row>
        <table:table-row table:style-name="ro1">
          <table:table-cell table:formula="of:=[.A45]+0.1" office:value-type="float" office:value="2.1" calcext:value-type="float">
            <text:p>2.1</text:p>
          </table:table-cell>
          <table:table-cell table:formula="of:=[.A46]*[.$B$2]" office:value-type="float" office:value="94.5" calcext:value-type="float">
            <text:p>94.5</text:p>
          </table:table-cell>
          <table:table-cell table:style-name="ce4" table:formula="of:=[.$B$4]-([.$B$4]-[.$B$3])*EXP(-[.B46]/[.$B$2])" office:value-type="float" office:value="39.5930285204771" calcext:value-type="float">
            <text:p>39.5930285204771</text:p>
          </table:table-cell>
          <table:table-cell table:style-name="ce7" table:formula="of:=ROUND([.C46]+RAND()*2*[.$B$14]-[.$B$14]; [.$B$12])" office:value-type="float" office:value="39.5930285205" calcext:value-type="float">
            <text:p>39.5930285205</text:p>
          </table:table-cell>
          <table:table-cell table:formula="of:=IF([.$D46]*[.$B$19]&lt;=[.$C$13]*[.$B$19];[.B46];&quot;&quot;)">
            <text:p/>
          </table:table-cell>
          <table:table-cell table:formula="of:=IF([.$D46]*[.$B$19]&lt;=[.$C$13]*[.$B$19];LN(([.$C$5]-[.D46])*[.$B$19]);&quot;&quot;)">
            <text:p/>
          </table:table-cell>
          <table:table-cell table:formula="of:=IF([.$D46]*[.$B$19]&lt;=[.$C$13]*[.$B$19];[.E46]*[.F46];&quot;&quot;)">
            <text:p/>
          </table:table-cell>
          <table:table-cell table:style-name="ce4" table:formula="of:=IF([.$D46]*[.$B$19]&lt;=[.$C$13]*[.$B$19];[.E46]*[.E46];&quot;&quot;)">
            <text:p/>
          </table:table-cell>
          <table:table-cell table:formula="of:=[.$B$3]+[.$C$4]-[.$C$4]*EXP(-[.B46]/[.$C$2])" office:value-type="float" office:value="39.5852464322686" calcext:value-type="float">
            <text:p>39.5852464322686</text:p>
          </table:table-cell>
        </table:table-row>
        <table:table-row table:style-name="ro1">
          <table:table-cell table:formula="of:=[.A46]+0.1" office:value-type="float" office:value="2.2" calcext:value-type="float">
            <text:p>2.2</text:p>
          </table:table-cell>
          <table:table-cell table:formula="of:=[.A47]*[.$B$2]" office:value-type="float" office:value="99" calcext:value-type="float">
            <text:p>99</text:p>
          </table:table-cell>
          <table:table-cell table:style-name="ce4" table:formula="of:=[.$B$4]-([.$B$4]-[.$B$3])*EXP(-[.B47]/[.$B$2])" office:value-type="float" office:value="37.7285053379734" calcext:value-type="float">
            <text:p>37.7285053379734</text:p>
          </table:table-cell>
          <table:table-cell table:style-name="ce7" table:formula="of:=ROUND([.C47]+RAND()*2*[.$B$14]-[.$B$14]; [.$B$12])" office:value-type="float" office:value="37.728505338" calcext:value-type="float">
            <text:p>37.728505338</text:p>
          </table:table-cell>
          <table:table-cell table:formula="of:=IF([.$D47]*[.$B$19]&lt;=[.$C$13]*[.$B$19];[.B47];&quot;&quot;)">
            <text:p/>
          </table:table-cell>
          <table:table-cell table:formula="of:=IF([.$D47]*[.$B$19]&lt;=[.$C$13]*[.$B$19];LN(([.$C$5]-[.D47])*[.$B$19]);&quot;&quot;)">
            <text:p/>
          </table:table-cell>
          <table:table-cell table:formula="of:=IF([.$D47]*[.$B$19]&lt;=[.$C$13]*[.$B$19];[.E47]*[.F47];&quot;&quot;)">
            <text:p/>
          </table:table-cell>
          <table:table-cell table:style-name="ce4" table:formula="of:=IF([.$D47]*[.$B$19]&lt;=[.$C$13]*[.$B$19];[.E47]*[.E47];&quot;&quot;)">
            <text:p/>
          </table:table-cell>
          <table:table-cell table:formula="of:=[.$B$3]+[.$C$4]-[.$C$4]*EXP(-[.B47]/[.$C$2])" office:value-type="float" office:value="37.7617847317924" calcext:value-type="float">
            <text:p>37.7617847317924</text:p>
          </table:table-cell>
        </table:table-row>
        <table:table-row table:style-name="ro1">
          <table:table-cell table:formula="of:=[.A47]+0.1" office:value-type="float" office:value="2.3" calcext:value-type="float">
            <text:p>2.3</text:p>
          </table:table-cell>
          <table:table-cell table:formula="of:=[.A48]*[.$B$2]" office:value-type="float" office:value="103.5" calcext:value-type="float">
            <text:p>103.5</text:p>
          </table:table-cell>
          <table:table-cell table:style-name="ce4" table:formula="of:=[.$B$4]-([.$B$4]-[.$B$3])*EXP(-[.B48]/[.$B$2])" office:value-type="float" office:value="36.0414149956486" calcext:value-type="float">
            <text:p>36.0414149956486</text:p>
          </table:table-cell>
          <table:table-cell table:style-name="ce7" table:formula="of:=ROUND([.C48]+RAND()*2*[.$B$14]-[.$B$14]; [.$B$12])" office:value-type="float" office:value="36.0414149956" calcext:value-type="float">
            <text:p>36.0414149956</text:p>
          </table:table-cell>
          <table:table-cell table:formula="of:=IF([.$D48]*[.$B$19]&lt;=[.$C$13]*[.$B$19];[.B48];&quot;&quot;)">
            <text:p/>
          </table:table-cell>
          <table:table-cell table:formula="of:=IF([.$D48]*[.$B$19]&lt;=[.$C$13]*[.$B$19];LN(([.$C$5]-[.D48])*[.$B$19]);&quot;&quot;)">
            <text:p/>
          </table:table-cell>
          <table:table-cell table:formula="of:=IF([.$D48]*[.$B$19]&lt;=[.$C$13]*[.$B$19];[.E48]*[.F48];&quot;&quot;)">
            <text:p/>
          </table:table-cell>
          <table:table-cell table:style-name="ce4" table:formula="of:=IF([.$D48]*[.$B$19]&lt;=[.$C$13]*[.$B$19];[.E48]*[.E48];&quot;&quot;)">
            <text:p/>
          </table:table-cell>
          <table:table-cell table:formula="of:=[.$B$3]+[.$C$4]-[.$C$4]*EXP(-[.B48]/[.$C$2])" office:value-type="float" office:value="36.1143962689658" calcext:value-type="float">
            <text:p>36.1143962689658</text:p>
          </table:table-cell>
        </table:table-row>
        <table:table-row table:style-name="ro1">
          <table:table-cell table:formula="of:=[.A48]+0.1" office:value-type="float" office:value="2.4" calcext:value-type="float">
            <text:p>2.4</text:p>
          </table:table-cell>
          <table:table-cell table:formula="of:=[.A49]*[.$B$2]" office:value-type="float" office:value="108" calcext:value-type="float">
            <text:p>108</text:p>
          </table:table-cell>
          <table:table-cell table:style-name="ce4" table:formula="of:=[.$B$4]-([.$B$4]-[.$B$3])*EXP(-[.B49]/[.$B$2])" office:value-type="float" office:value="34.514872526306" calcext:value-type="float">
            <text:p>34.514872526306</text:p>
          </table:table-cell>
          <table:table-cell table:style-name="ce7" table:formula="of:=ROUND([.C49]+RAND()*2*[.$B$14]-[.$B$14]; [.$B$12])" office:value-type="float" office:value="34.5148725263" calcext:value-type="float">
            <text:p>34.5148725263</text:p>
          </table:table-cell>
          <table:table-cell table:formula="of:=IF([.$D49]*[.$B$19]&lt;=[.$C$13]*[.$B$19];[.B49];&quot;&quot;)">
            <text:p/>
          </table:table-cell>
          <table:table-cell table:formula="of:=IF([.$D49]*[.$B$19]&lt;=[.$C$13]*[.$B$19];LN(([.$C$5]-[.D49])*[.$B$19]);&quot;&quot;)">
            <text:p/>
          </table:table-cell>
          <table:table-cell table:formula="of:=IF([.$D49]*[.$B$19]&lt;=[.$C$13]*[.$B$19];[.E49]*[.F49];&quot;&quot;)">
            <text:p/>
          </table:table-cell>
          <table:table-cell table:style-name="ce4" table:formula="of:=IF([.$D49]*[.$B$19]&lt;=[.$C$13]*[.$B$19];[.E49]*[.E49];&quot;&quot;)">
            <text:p/>
          </table:table-cell>
          <table:table-cell table:formula="of:=[.$B$3]+[.$C$4]-[.$C$4]*EXP(-[.B49]/[.$C$2])" office:value-type="float" office:value="34.6260794336052" calcext:value-type="float">
            <text:p>34.6260794336052</text:p>
          </table:table-cell>
        </table:table-row>
        <table:table-row table:style-name="ro1">
          <table:table-cell table:formula="of:=[.A49]+0.1" office:value-type="float" office:value="2.5" calcext:value-type="float">
            <text:p>2.5</text:p>
          </table:table-cell>
          <table:table-cell table:formula="of:=[.A50]*[.$B$2]" office:value-type="float" office:value="112.5" calcext:value-type="float">
            <text:p>112.5</text:p>
          </table:table-cell>
          <table:table-cell table:style-name="ce4" table:formula="of:=[.$B$4]-([.$B$4]-[.$B$3])*EXP(-[.B50]/[.$B$2])" office:value-type="float" office:value="33.1335997798238" calcext:value-type="float">
            <text:p>33.1335997798238</text:p>
          </table:table-cell>
          <table:table-cell table:style-name="ce7" table:formula="of:=ROUND([.C50]+RAND()*2*[.$B$14]-[.$B$14]; [.$B$12])" office:value-type="float" office:value="33.1335997798" calcext:value-type="float">
            <text:p>33.1335997798</text:p>
          </table:table-cell>
          <table:table-cell table:formula="of:=IF([.$D50]*[.$B$19]&lt;=[.$C$13]*[.$B$19];[.B50];&quot;&quot;)">
            <text:p/>
          </table:table-cell>
          <table:table-cell table:formula="of:=IF([.$D50]*[.$B$19]&lt;=[.$C$13]*[.$B$19];LN(([.$C$5]-[.D50])*[.$B$19]);&quot;&quot;)">
            <text:p/>
          </table:table-cell>
          <table:table-cell table:formula="of:=IF([.$D50]*[.$B$19]&lt;=[.$C$13]*[.$B$19];[.E50]*[.F50];&quot;&quot;)">
            <text:p/>
          </table:table-cell>
          <table:table-cell table:style-name="ce4" table:formula="of:=IF([.$D50]*[.$B$19]&lt;=[.$C$13]*[.$B$19];[.E50]*[.E50];&quot;&quot;)">
            <text:p/>
          </table:table-cell>
          <table:table-cell table:formula="of:=[.$B$3]+[.$C$4]-[.$C$4]*EXP(-[.B50]/[.$C$2])" office:value-type="float" office:value="33.2814742889162" calcext:value-type="float">
            <text:p>33.2814742889162</text:p>
          </table:table-cell>
        </table:table-row>
        <table:table-row table:style-name="ro1">
          <table:table-cell table:formula="of:=[.A50]+0.1" office:value-type="float" office:value="2.6" calcext:value-type="float">
            <text:p>2.6</text:p>
          </table:table-cell>
          <table:table-cell table:formula="of:=[.A51]*[.$B$2]" office:value-type="float" office:value="117" calcext:value-type="float">
            <text:p>117</text:p>
          </table:table-cell>
          <table:table-cell table:style-name="ce4" table:formula="of:=[.$B$4]-([.$B$4]-[.$B$3])*EXP(-[.B51]/[.$B$2])" office:value-type="float" office:value="31.8837725142934" calcext:value-type="float">
            <text:p>31.8837725142934</text:p>
          </table:table-cell>
          <table:table-cell table:style-name="ce7" table:formula="of:=ROUND([.C51]+RAND()*2*[.$B$14]-[.$B$14]; [.$B$12])" office:value-type="float" office:value="31.8837725143" calcext:value-type="float">
            <text:p>31.8837725143</text:p>
          </table:table-cell>
          <table:table-cell table:formula="of:=IF([.$D51]*[.$B$19]&lt;=[.$C$13]*[.$B$19];[.B51];&quot;&quot;)">
            <text:p/>
          </table:table-cell>
          <table:table-cell table:formula="of:=IF([.$D51]*[.$B$19]&lt;=[.$C$13]*[.$B$19];LN(([.$C$5]-[.D51])*[.$B$19]);&quot;&quot;)">
            <text:p/>
          </table:table-cell>
          <table:table-cell table:formula="of:=IF([.$D51]*[.$B$19]&lt;=[.$C$13]*[.$B$19];[.E51]*[.F51];&quot;&quot;)">
            <text:p/>
          </table:table-cell>
          <table:table-cell table:style-name="ce4" table:formula="of:=IF([.$D51]*[.$B$19]&lt;=[.$C$13]*[.$B$19];[.E51]*[.E51];&quot;&quot;)">
            <text:p/>
          </table:table-cell>
          <table:table-cell table:formula="of:=[.$B$3]+[.$C$4]-[.$C$4]*EXP(-[.B51]/[.$C$2])" office:value-type="float" office:value="32.0667040517132" calcext:value-type="float">
            <text:p>32.0667040517132</text:p>
          </table:table-cell>
        </table:table-row>
        <table:table-row table:style-name="ro1">
          <table:table-cell table:formula="of:=[.A51]+0.1" office:value-type="float" office:value="2.7" calcext:value-type="float">
            <text:p>2.7</text:p>
          </table:table-cell>
          <table:table-cell table:formula="of:=[.A52]*[.$B$2]" office:value-type="float" office:value="121.5" calcext:value-type="float">
            <text:p>121.5</text:p>
          </table:table-cell>
          <table:table-cell table:style-name="ce4" table:formula="of:=[.$B$4]-([.$B$4]-[.$B$3])*EXP(-[.B52]/[.$B$2])" office:value-type="float" office:value="30.75288203836" calcext:value-type="float">
            <text:p>30.75288203836</text:p>
          </table:table-cell>
          <table:table-cell table:style-name="ce7" table:formula="of:=ROUND([.C52]+RAND()*2*[.$B$14]-[.$B$14]; [.$B$12])" office:value-type="float" office:value="30.7528820384" calcext:value-type="float">
            <text:p>30.7528820384</text:p>
          </table:table-cell>
          <table:table-cell table:formula="of:=IF([.$D52]*[.$B$19]&lt;=[.$C$13]*[.$B$19];[.B52];&quot;&quot;)">
            <text:p/>
          </table:table-cell>
          <table:table-cell table:formula="of:=IF([.$D52]*[.$B$19]&lt;=[.$C$13]*[.$B$19];LN(([.$C$5]-[.D52])*[.$B$19]);&quot;&quot;)">
            <text:p/>
          </table:table-cell>
          <table:table-cell table:formula="of:=IF([.$D52]*[.$B$19]&lt;=[.$C$13]*[.$B$19];[.E52]*[.F52];&quot;&quot;)">
            <text:p/>
          </table:table-cell>
          <table:table-cell table:style-name="ce4" table:formula="of:=IF([.$D52]*[.$B$19]&lt;=[.$C$13]*[.$B$19];[.E52]*[.E52];&quot;&quot;)">
            <text:p/>
          </table:table-cell>
          <table:table-cell table:formula="of:=[.$B$3]+[.$C$4]-[.$C$4]*EXP(-[.B52]/[.$C$2])" office:value-type="float" office:value="30.9692318792895" calcext:value-type="float">
            <text:p>30.9692318792895</text:p>
          </table:table-cell>
        </table:table-row>
        <table:table-row table:style-name="ro1">
          <table:table-cell table:formula="of:=[.A52]+0.1" office:value-type="float" office:value="2.8" calcext:value-type="float">
            <text:p>2.8</text:p>
          </table:table-cell>
          <table:table-cell table:formula="of:=[.A53]*[.$B$2]" office:value-type="float" office:value="126" calcext:value-type="float">
            <text:p>126</text:p>
          </table:table-cell>
          <table:table-cell table:style-name="ce4" table:formula="of:=[.$B$4]-([.$B$4]-[.$B$3])*EXP(-[.B53]/[.$B$2])" office:value-type="float" office:value="29.7296100200349" calcext:value-type="float">
            <text:p>29.7296100200349</text:p>
          </table:table-cell>
          <table:table-cell table:style-name="ce7" table:formula="of:=ROUND([.C53]+RAND()*2*[.$B$14]-[.$B$14]; [.$B$12])" office:value-type="float" office:value="29.72961002" calcext:value-type="float">
            <text:p>29.72961002</text:p>
          </table:table-cell>
          <table:table-cell table:formula="of:=IF([.$D53]*[.$B$19]&lt;=[.$C$13]*[.$B$19];[.B53];&quot;&quot;)">
            <text:p/>
          </table:table-cell>
          <table:table-cell table:formula="of:=IF([.$D53]*[.$B$19]&lt;=[.$C$13]*[.$B$19];LN(([.$C$5]-[.D53])*[.$B$19]);&quot;&quot;)">
            <text:p/>
          </table:table-cell>
          <table:table-cell table:formula="of:=IF([.$D53]*[.$B$19]&lt;=[.$C$13]*[.$B$19];[.E53]*[.F53];&quot;&quot;)">
            <text:p/>
          </table:table-cell>
          <table:table-cell table:style-name="ce4" table:formula="of:=IF([.$D53]*[.$B$19]&lt;=[.$C$13]*[.$B$19];[.E53]*[.E53];&quot;&quot;)">
            <text:p/>
          </table:table-cell>
          <table:table-cell table:formula="of:=[.$B$3]+[.$C$4]-[.$C$4]*EXP(-[.B53]/[.$C$2])" office:value-type="float" office:value="29.9777314849286" calcext:value-type="float">
            <text:p>29.9777314849286</text:p>
          </table:table-cell>
        </table:table-row>
        <table:table-row table:style-name="ro1">
          <table:table-cell table:formula="of:=[.A53]+0.1" office:value-type="float" office:value="2.9" calcext:value-type="float">
            <text:p>2.9</text:p>
          </table:table-cell>
          <table:table-cell table:formula="of:=[.A54]*[.$B$2]" office:value-type="float" office:value="130.5" calcext:value-type="float">
            <text:p>130.5</text:p>
          </table:table-cell>
          <table:table-cell table:style-name="ce4" table:formula="of:=[.$B$4]-([.$B$4]-[.$B$3])*EXP(-[.B54]/[.$B$2])" office:value-type="float" office:value="28.8037152090251" calcext:value-type="float">
            <text:p>28.8037152090251</text:p>
          </table:table-cell>
          <table:table-cell table:style-name="ce7" table:formula="of:=ROUND([.C54]+RAND()*2*[.$B$14]-[.$B$14]; [.$B$12])" office:value-type="float" office:value="28.803715209" calcext:value-type="float">
            <text:p>28.803715209</text:p>
          </table:table-cell>
          <table:table-cell table:formula="of:=IF([.$D54]*[.$B$19]&lt;=[.$C$13]*[.$B$19];[.B54];&quot;&quot;)">
            <text:p/>
          </table:table-cell>
          <table:table-cell table:formula="of:=IF([.$D54]*[.$B$19]&lt;=[.$C$13]*[.$B$19];LN(([.$C$5]-[.D54])*[.$B$19]);&quot;&quot;)">
            <text:p/>
          </table:table-cell>
          <table:table-cell table:formula="of:=IF([.$D54]*[.$B$19]&lt;=[.$C$13]*[.$B$19];[.E54]*[.F54];&quot;&quot;)">
            <text:p/>
          </table:table-cell>
          <table:table-cell table:style-name="ce4" table:formula="of:=IF([.$D54]*[.$B$19]&lt;=[.$C$13]*[.$B$19];[.E54]*[.E54];&quot;&quot;)">
            <text:p/>
          </table:table-cell>
          <table:table-cell table:formula="of:=[.$B$3]+[.$C$4]-[.$C$4]*EXP(-[.B54]/[.$C$2])" office:value-type="float" office:value="29.0819702467674" calcext:value-type="float">
            <text:p>29.0819702467674</text:p>
          </table:table-cell>
        </table:table-row>
        <table:table-row table:style-name="ro1">
          <table:table-cell table:formula="of:=[.A54]+0.1" office:value-type="float" office:value="3" calcext:value-type="float">
            <text:p>3</text:p>
          </table:table-cell>
          <table:table-cell table:formula="of:=[.A55]*[.$B$2]" office:value-type="float" office:value="135" calcext:value-type="float">
            <text:p>135</text:p>
          </table:table-cell>
          <table:table-cell table:style-name="ce4" table:formula="of:=[.$B$4]-([.$B$4]-[.$B$3])*EXP(-[.B55]/[.$B$2])" office:value-type="float" office:value="27.9659309388582" calcext:value-type="float">
            <text:p>27.9659309388582</text:p>
          </table:table-cell>
          <table:table-cell table:style-name="ce7" table:formula="of:=ROUND([.C55]+RAND()*2*[.$B$14]-[.$B$14]; [.$B$12])" office:value-type="float" office:value="27.9659309389" calcext:value-type="float">
            <text:p>27.9659309389</text:p>
          </table:table-cell>
          <table:table-cell table:formula="of:=IF([.$D55]*[.$B$19]&lt;=[.$C$13]*[.$B$19];[.B55];&quot;&quot;)">
            <text:p/>
          </table:table-cell>
          <table:table-cell table:formula="of:=IF([.$D55]*[.$B$19]&lt;=[.$C$13]*[.$B$19];LN(([.$C$5]-[.D55])*[.$B$19]);&quot;&quot;)">
            <text:p/>
          </table:table-cell>
          <table:table-cell table:formula="of:=IF([.$D55]*[.$B$19]&lt;=[.$C$13]*[.$B$19];[.E55]*[.F55];&quot;&quot;)">
            <text:p/>
          </table:table-cell>
          <table:table-cell table:style-name="ce4" table:formula="of:=IF([.$D55]*[.$B$19]&lt;=[.$C$13]*[.$B$19];[.E55]*[.E55];&quot;&quot;)">
            <text:p/>
          </table:table-cell>
          <table:table-cell table:formula="of:=[.$B$3]+[.$C$4]-[.$C$4]*EXP(-[.B55]/[.$C$2])" office:value-type="float" office:value="28.2727036036519" calcext:value-type="float">
            <text:p>28.2727036036519</text:p>
          </table:table-cell>
        </table:table-row>
        <table:table-row table:style-name="ro1">
          <table:table-cell table:formula="of:=[.A55]+0.1" office:value-type="float" office:value="3.1" calcext:value-type="float">
            <text:p>3.1</text:p>
          </table:table-cell>
          <table:table-cell table:formula="of:=[.A56]*[.$B$2]" office:value-type="float" office:value="139.5" calcext:value-type="float">
            <text:p>139.5</text:p>
          </table:table-cell>
          <table:table-cell table:style-name="ce4" table:formula="of:=[.$B$4]-([.$B$4]-[.$B$3])*EXP(-[.B56]/[.$B$2])" office:value-type="float" office:value="27.2078723829692" calcext:value-type="float">
            <text:p>27.2078723829692</text:p>
          </table:table-cell>
          <table:table-cell table:style-name="ce7" table:formula="of:=ROUND([.C56]+RAND()*2*[.$B$14]-[.$B$14]; [.$B$12])" office:value-type="float" office:value="27.207872383" calcext:value-type="float">
            <text:p>27.207872383</text:p>
          </table:table-cell>
          <table:table-cell table:formula="of:=IF([.$D56]*[.$B$19]&lt;=[.$C$13]*[.$B$19];[.B56];&quot;&quot;)">
            <text:p/>
          </table:table-cell>
          <table:table-cell table:formula="of:=IF([.$D56]*[.$B$19]&lt;=[.$C$13]*[.$B$19];LN(([.$C$5]-[.D56])*[.$B$19]);&quot;&quot;)">
            <text:p/>
          </table:table-cell>
          <table:table-cell table:formula="of:=IF([.$D56]*[.$B$19]&lt;=[.$C$13]*[.$B$19];[.E56]*[.F56];&quot;&quot;)">
            <text:p/>
          </table:table-cell>
          <table:table-cell table:style-name="ce4" table:formula="of:=IF([.$D56]*[.$B$19]&lt;=[.$C$13]*[.$B$19];[.E56]*[.E56];&quot;&quot;)">
            <text:p/>
          </table:table-cell>
          <table:table-cell table:formula="of:=[.$B$3]+[.$C$4]-[.$C$4]*EXP(-[.B56]/[.$C$2])" office:value-type="float" office:value="27.5415796481168" calcext:value-type="float">
            <text:p>27.5415796481168</text:p>
          </table:table-cell>
        </table:table-row>
        <table:table-row table:style-name="ro1">
          <table:table-cell table:formula="of:=[.A56]+0.1" office:value-type="float" office:value="3.2" calcext:value-type="float">
            <text:p>3.2</text:p>
          </table:table-cell>
          <table:table-cell table:formula="of:=[.A57]*[.$B$2]" office:value-type="float" office:value="144" calcext:value-type="float">
            <text:p>144</text:p>
          </table:table-cell>
          <table:table-cell table:style-name="ce4" table:formula="of:=[.$B$4]-([.$B$4]-[.$B$3])*EXP(-[.B57]/[.$B$2])" office:value-type="float" office:value="26.5219526365386" calcext:value-type="float">
            <text:p>26.5219526365386</text:p>
          </table:table-cell>
          <table:table-cell table:style-name="ce7" table:formula="of:=ROUND([.C57]+RAND()*2*[.$B$14]-[.$B$14]; [.$B$12])" office:value-type="float" office:value="26.5219526365" calcext:value-type="float">
            <text:p>26.5219526365</text:p>
          </table:table-cell>
          <table:table-cell table:formula="of:=IF([.$D57]*[.$B$19]&lt;=[.$C$13]*[.$B$19];[.B57];&quot;&quot;)">
            <text:p/>
          </table:table-cell>
          <table:table-cell table:formula="of:=IF([.$D57]*[.$B$19]&lt;=[.$C$13]*[.$B$19];LN(([.$C$5]-[.D57])*[.$B$19]);&quot;&quot;)">
            <text:p/>
          </table:table-cell>
          <table:table-cell table:formula="of:=IF([.$D57]*[.$B$19]&lt;=[.$C$13]*[.$B$19];[.E57]*[.F57];&quot;&quot;)">
            <text:p/>
          </table:table-cell>
          <table:table-cell table:style-name="ce4" table:formula="of:=IF([.$D57]*[.$B$19]&lt;=[.$C$13]*[.$B$19];[.E57]*[.E57];&quot;&quot;)">
            <text:p/>
          </table:table-cell>
          <table:table-cell table:formula="of:=[.$B$3]+[.$C$4]-[.$C$4]*EXP(-[.B57]/[.$C$2])" office:value-type="float" office:value="26.8810529318551" calcext:value-type="float">
            <text:p>26.8810529318551</text:p>
          </table:table-cell>
        </table:table-row>
        <table:table-row table:style-name="ro1">
          <table:table-cell table:formula="of:=[.A57]+0.1" office:value-type="float" office:value="3.3" calcext:value-type="float">
            <text:p>3.3</text:p>
          </table:table-cell>
          <table:table-cell table:formula="of:=[.A58]*[.$B$2]" office:value-type="float" office:value="148.5" calcext:value-type="float">
            <text:p>148.5</text:p>
          </table:table-cell>
          <table:table-cell table:style-name="ce4" table:formula="of:=[.$B$4]-([.$B$4]-[.$B$3])*EXP(-[.B58]/[.$B$2])" office:value-type="float" office:value="25.9013067841984" calcext:value-type="float">
            <text:p>25.9013067841984</text:p>
          </table:table-cell>
          <table:table-cell table:style-name="ce7" table:formula="of:=ROUND([.C58]+RAND()*2*[.$B$14]-[.$B$14]; [.$B$12])" office:value-type="float" office:value="25.9013067842" calcext:value-type="float">
            <text:p>25.9013067842</text:p>
          </table:table-cell>
          <table:table-cell table:formula="of:=IF([.$D58]*[.$B$19]&lt;=[.$C$13]*[.$B$19];[.B58];&quot;&quot;)">
            <text:p/>
          </table:table-cell>
          <table:table-cell table:formula="of:=IF([.$D58]*[.$B$19]&lt;=[.$C$13]*[.$B$19];LN(([.$C$5]-[.D58])*[.$B$19]);&quot;&quot;)">
            <text:p/>
          </table:table-cell>
          <table:table-cell table:formula="of:=IF([.$D58]*[.$B$19]&lt;=[.$C$13]*[.$B$19];[.E58]*[.F58];&quot;&quot;)">
            <text:p/>
          </table:table-cell>
          <table:table-cell table:style-name="ce4" table:formula="of:=IF([.$D58]*[.$B$19]&lt;=[.$C$13]*[.$B$19];[.E58]*[.E58];&quot;&quot;)">
            <text:p/>
          </table:table-cell>
          <table:table-cell table:formula="of:=[.$B$3]+[.$C$4]-[.$C$4]*EXP(-[.B58]/[.$C$2])" office:value-type="float" office:value="26.2843065941206" calcext:value-type="float">
            <text:p>26.2843065941206</text:p>
          </table:table-cell>
        </table:table-row>
        <table:table-row table:style-name="ro1">
          <table:table-cell table:formula="of:=[.A58]+0.1" office:value-type="float" office:value="3.4" calcext:value-type="float">
            <text:p>3.4</text:p>
          </table:table-cell>
          <table:table-cell table:formula="of:=[.A59]*[.$B$2]" office:value-type="float" office:value="153" calcext:value-type="float">
            <text:p>153</text:p>
          </table:table-cell>
          <table:table-cell table:style-name="ce4" table:formula="of:=[.$B$4]-([.$B$4]-[.$B$3])*EXP(-[.B59]/[.$B$2])" office:value-type="float" office:value="25.3397231936522" calcext:value-type="float">
            <text:p>25.3397231936522</text:p>
          </table:table-cell>
          <table:table-cell table:style-name="ce7" table:formula="of:=ROUND([.C59]+RAND()*2*[.$B$14]-[.$B$14]; [.$B$12])" office:value-type="float" office:value="25.3397231937" calcext:value-type="float">
            <text:p>25.3397231937</text:p>
          </table:table-cell>
          <table:table-cell table:formula="of:=IF([.$D59]*[.$B$19]&lt;=[.$C$13]*[.$B$19];[.B59];&quot;&quot;)">
            <text:p/>
          </table:table-cell>
          <table:table-cell table:formula="of:=IF([.$D59]*[.$B$19]&lt;=[.$C$13]*[.$B$19];LN(([.$C$5]-[.D59])*[.$B$19]);&quot;&quot;)">
            <text:p/>
          </table:table-cell>
          <table:table-cell table:formula="of:=IF([.$D59]*[.$B$19]&lt;=[.$C$13]*[.$B$19];[.E59]*[.F59];&quot;&quot;)">
            <text:p/>
          </table:table-cell>
          <table:table-cell table:style-name="ce4" table:formula="of:=IF([.$D59]*[.$B$19]&lt;=[.$C$13]*[.$B$19];[.E59]*[.E59];&quot;&quot;)">
            <text:p/>
          </table:table-cell>
          <table:table-cell table:formula="of:=[.$B$3]+[.$C$4]-[.$C$4]*EXP(-[.B59]/[.$C$2])" office:value-type="float" office:value="25.745182009403" calcext:value-type="float">
            <text:p>25.745182009403</text:p>
          </table:table-cell>
        </table:table-row>
        <table:table-row table:style-name="ro1">
          <table:table-cell table:formula="of:=[.A59]+0.1" office:value-type="float" office:value="3.5" calcext:value-type="float">
            <text:p>3.5</text:p>
          </table:table-cell>
          <table:table-cell table:formula="of:=[.A60]*[.$B$2]" office:value-type="float" office:value="157.5" calcext:value-type="float">
            <text:p>157.5</text:p>
          </table:table-cell>
          <table:table-cell table:style-name="ce4" table:formula="of:=[.$B$4]-([.$B$4]-[.$B$3])*EXP(-[.B60]/[.$B$2])" office:value-type="float" office:value="24.831581347571" calcext:value-type="float">
            <text:p>24.831581347571</text:p>
          </table:table-cell>
          <table:table-cell table:style-name="ce7" table:formula="of:=ROUND([.C60]+RAND()*2*[.$B$14]-[.$B$14]; [.$B$12])" office:value-type="float" office:value="24.8315813476" calcext:value-type="float">
            <text:p>24.8315813476</text:p>
          </table:table-cell>
          <table:table-cell table:formula="of:=IF([.$D60]*[.$B$19]&lt;=[.$C$13]*[.$B$19];[.B60];&quot;&quot;)">
            <text:p/>
          </table:table-cell>
          <table:table-cell table:formula="of:=IF([.$D60]*[.$B$19]&lt;=[.$C$13]*[.$B$19];LN(([.$C$5]-[.D60])*[.$B$19]);&quot;&quot;)">
            <text:p/>
          </table:table-cell>
          <table:table-cell table:formula="of:=IF([.$D60]*[.$B$19]&lt;=[.$C$13]*[.$B$19];[.E60]*[.F60];&quot;&quot;)">
            <text:p/>
          </table:table-cell>
          <table:table-cell table:style-name="ce4" table:formula="of:=IF([.$D60]*[.$B$19]&lt;=[.$C$13]*[.$B$19];[.E60]*[.E60];&quot;&quot;)">
            <text:p/>
          </table:table-cell>
          <table:table-cell table:formula="of:=[.$B$3]+[.$C$4]-[.$C$4]*EXP(-[.B60]/[.$C$2])" office:value-type="float" office:value="25.258115228314" calcext:value-type="float">
            <text:p>25.258115228314</text:p>
          </table:table-cell>
        </table:table-row>
        <table:table-row table:style-name="ro1">
          <table:table-cell table:formula="of:=[.A60]+0.1" office:value-type="float" office:value="3.6" calcext:value-type="float">
            <text:p>3.6</text:p>
          </table:table-cell>
          <table:table-cell table:formula="of:=[.A61]*[.$B$2]" office:value-type="float" office:value="162" calcext:value-type="float">
            <text:p>162</text:p>
          </table:table-cell>
          <table:table-cell table:style-name="ce4" table:formula="of:=[.$B$4]-([.$B$4]-[.$B$3])*EXP(-[.B61]/[.$B$2])" office:value-type="float" office:value="24.3717955915668" calcext:value-type="float">
            <text:p>24.3717955915668</text:p>
          </table:table-cell>
          <table:table-cell table:style-name="ce7" table:formula="of:=ROUND([.C61]+RAND()*2*[.$B$14]-[.$B$14]; [.$B$12])" office:value-type="float" office:value="24.3717955916" calcext:value-type="float">
            <text:p>24.3717955916</text:p>
          </table:table-cell>
          <table:table-cell table:formula="of:=IF([.$D61]*[.$B$19]&lt;=[.$C$13]*[.$B$19];[.B61];&quot;&quot;)">
            <text:p/>
          </table:table-cell>
          <table:table-cell table:formula="of:=IF([.$D61]*[.$B$19]&lt;=[.$C$13]*[.$B$19];LN(([.$C$5]-[.D61])*[.$B$19]);&quot;&quot;)">
            <text:p/>
          </table:table-cell>
          <table:table-cell table:formula="of:=IF([.$D61]*[.$B$19]&lt;=[.$C$13]*[.$B$19];[.E61]*[.F61];&quot;&quot;)">
            <text:p/>
          </table:table-cell>
          <table:table-cell table:style-name="ce4" table:formula="of:=IF([.$D61]*[.$B$19]&lt;=[.$C$13]*[.$B$19];[.E61]*[.E61];&quot;&quot;)">
            <text:p/>
          </table:table-cell>
          <table:table-cell table:formula="of:=[.$B$3]+[.$C$4]-[.$C$4]*EXP(-[.B61]/[.$C$2])" office:value-type="float" office:value="24.8180795557344" calcext:value-type="float">
            <text:p>24.8180795557344</text:p>
          </table:table-cell>
        </table:table-row>
        <table:table-row table:style-name="ro1">
          <table:table-cell table:formula="of:=[.A61]+0.1" office:value-type="float" office:value="3.7" calcext:value-type="float">
            <text:p>3.7</text:p>
          </table:table-cell>
          <table:table-cell table:formula="of:=[.A62]*[.$B$2]" office:value-type="float" office:value="166.5" calcext:value-type="float">
            <text:p>166.5</text:p>
          </table:table-cell>
          <table:table-cell table:style-name="ce4" table:formula="of:=[.$B$4]-([.$B$4]-[.$B$3])*EXP(-[.B62]/[.$B$2])" office:value-type="float" office:value="23.9557642352543" calcext:value-type="float">
            <text:p>23.9557642352543</text:p>
          </table:table-cell>
          <table:table-cell table:style-name="ce7" table:formula="of:=ROUND([.C62]+RAND()*2*[.$B$14]-[.$B$14]; [.$B$12])" office:value-type="float" office:value="23.9557642353" calcext:value-type="float">
            <text:p>23.9557642353</text:p>
          </table:table-cell>
          <table:table-cell table:formula="of:=IF([.$D62]*[.$B$19]&lt;=[.$C$13]*[.$B$19];[.B62];&quot;&quot;)">
            <text:p/>
          </table:table-cell>
          <table:table-cell table:formula="of:=IF([.$D62]*[.$B$19]&lt;=[.$C$13]*[.$B$19];LN(([.$C$5]-[.D62])*[.$B$19]);&quot;&quot;)">
            <text:p/>
          </table:table-cell>
          <table:table-cell table:formula="of:=IF([.$D62]*[.$B$19]&lt;=[.$C$13]*[.$B$19];[.E62]*[.F62];&quot;&quot;)">
            <text:p/>
          </table:table-cell>
          <table:table-cell table:style-name="ce4" table:formula="of:=IF([.$D62]*[.$B$19]&lt;=[.$C$13]*[.$B$19];[.E62]*[.E62];&quot;&quot;)">
            <text:p/>
          </table:table-cell>
          <table:table-cell table:formula="of:=[.$B$3]+[.$C$4]-[.$C$4]*EXP(-[.B62]/[.$C$2])" office:value-type="float" office:value="24.4205336736079" calcext:value-type="float">
            <text:p>24.4205336736079</text:p>
          </table:table-cell>
        </table:table-row>
        <table:table-row table:style-name="ro1">
          <table:table-cell table:formula="of:=[.A62]+0.1" office:value-type="float" office:value="3.8" calcext:value-type="float">
            <text:p>3.8</text:p>
          </table:table-cell>
          <table:table-cell table:formula="of:=[.A63]*[.$B$2]" office:value-type="float" office:value="171" calcext:value-type="float">
            <text:p>171</text:p>
          </table:table-cell>
          <table:table-cell table:style-name="ce4" table:formula="of:=[.$B$4]-([.$B$4]-[.$B$3])*EXP(-[.B63]/[.$B$2])" office:value-type="float" office:value="23.5793234969865" calcext:value-type="float">
            <text:p>23.5793234969865</text:p>
          </table:table-cell>
          <table:table-cell table:style-name="ce7" table:formula="of:=ROUND([.C63]+RAND()*2*[.$B$14]-[.$B$14]; [.$B$12])" office:value-type="float" office:value="23.579323497" calcext:value-type="float">
            <text:p>23.579323497</text:p>
          </table:table-cell>
          <table:table-cell table:formula="of:=IF([.$D63]*[.$B$19]&lt;=[.$C$13]*[.$B$19];[.B63];&quot;&quot;)">
            <text:p/>
          </table:table-cell>
          <table:table-cell table:formula="of:=IF([.$D63]*[.$B$19]&lt;=[.$C$13]*[.$B$19];LN(([.$C$5]-[.D63])*[.$B$19]);&quot;&quot;)">
            <text:p/>
          </table:table-cell>
          <table:table-cell table:formula="of:=IF([.$D63]*[.$B$19]&lt;=[.$C$13]*[.$B$19];[.E63]*[.F63];&quot;&quot;)">
            <text:p/>
          </table:table-cell>
          <table:table-cell table:style-name="ce4" table:formula="of:=IF([.$D63]*[.$B$19]&lt;=[.$C$13]*[.$B$19];[.E63]*[.E63];&quot;&quot;)">
            <text:p/>
          </table:table-cell>
          <table:table-cell table:formula="of:=[.$B$3]+[.$C$4]-[.$C$4]*EXP(-[.B63]/[.$C$2])" office:value-type="float" office:value="24.0613747729914" calcext:value-type="float">
            <text:p>24.0613747729914</text:p>
          </table:table-cell>
        </table:table-row>
        <table:table-row table:style-name="ro1">
          <table:table-cell table:formula="of:=[.A63]+0.1" office:value-type="float" office:value="3.9" calcext:value-type="float">
            <text:p>3.9</text:p>
          </table:table-cell>
          <table:table-cell table:formula="of:=[.A64]*[.$B$2]" office:value-type="float" office:value="175.5" calcext:value-type="float">
            <text:p>175.5</text:p>
          </table:table-cell>
          <table:table-cell table:style-name="ce4" table:formula="of:=[.$B$4]-([.$B$4]-[.$B$3])*EXP(-[.B64]/[.$B$2])" office:value-type="float" office:value="23.2387058313287" calcext:value-type="float">
            <text:p>23.2387058313287</text:p>
          </table:table-cell>
          <table:table-cell table:style-name="ce7" table:formula="of:=ROUND([.C64]+RAND()*2*[.$B$14]-[.$B$14]; [.$B$12])" office:value-type="float" office:value="23.2387058313" calcext:value-type="float">
            <text:p>23.2387058313</text:p>
          </table:table-cell>
          <table:table-cell table:formula="of:=IF([.$D64]*[.$B$19]&lt;=[.$C$13]*[.$B$19];[.B64];&quot;&quot;)">
            <text:p/>
          </table:table-cell>
          <table:table-cell table:formula="of:=IF([.$D64]*[.$B$19]&lt;=[.$C$13]*[.$B$19];LN(([.$C$5]-[.D64])*[.$B$19]);&quot;&quot;)">
            <text:p/>
          </table:table-cell>
          <table:table-cell table:formula="of:=IF([.$D64]*[.$B$19]&lt;=[.$C$13]*[.$B$19];[.E64]*[.F64];&quot;&quot;)">
            <text:p/>
          </table:table-cell>
          <table:table-cell table:style-name="ce4" table:formula="of:=IF([.$D64]*[.$B$19]&lt;=[.$C$13]*[.$B$19];[.E64]*[.E64];&quot;&quot;)">
            <text:p/>
          </table:table-cell>
          <table:table-cell table:formula="of:=[.$B$3]+[.$C$4]-[.$C$4]*EXP(-[.B64]/[.$C$2])" office:value-type="float" office:value="23.7368962116689" calcext:value-type="float">
            <text:p>23.7368962116689</text:p>
          </table:table-cell>
        </table:table-row>
        <table:table-row table:style-name="ro1">
          <table:table-cell table:formula="of:=[.A64]+0.1" office:value-type="float" office:value="4" calcext:value-type="float">
            <text:p>4</text:p>
          </table:table-cell>
          <table:table-cell table:formula="of:=[.A65]*[.$B$2]" office:value-type="float" office:value="180" calcext:value-type="float">
            <text:p>180</text:p>
          </table:table-cell>
          <table:table-cell table:style-name="ce4" table:formula="of:=[.$B$4]-([.$B$4]-[.$B$3])*EXP(-[.B65]/[.$B$2])" office:value-type="float" office:value="22.9305022221975" calcext:value-type="float">
            <text:p>22.9305022221975</text:p>
          </table:table-cell>
          <table:table-cell table:style-name="ce7" table:formula="of:=ROUND([.C65]+RAND()*2*[.$B$14]-[.$B$14]; [.$B$12])" office:value-type="float" office:value="22.9305022222" calcext:value-type="float">
            <text:p>22.9305022222</text:p>
          </table:table-cell>
          <table:table-cell table:formula="of:=IF([.$D65]*[.$B$19]&lt;=[.$C$13]*[.$B$19];[.B65];&quot;&quot;)">
            <text:p/>
          </table:table-cell>
          <table:table-cell table:formula="of:=IF([.$D65]*[.$B$19]&lt;=[.$C$13]*[.$B$19];LN(([.$C$5]-[.D65])*[.$B$19]);&quot;&quot;)">
            <text:p/>
          </table:table-cell>
          <table:table-cell table:formula="of:=IF([.$D65]*[.$B$19]&lt;=[.$C$13]*[.$B$19];[.E65]*[.F65];&quot;&quot;)">
            <text:p/>
          </table:table-cell>
          <table:table-cell table:style-name="ce4" table:formula="of:=IF([.$D65]*[.$B$19]&lt;=[.$C$13]*[.$B$19];[.E65]*[.E65];&quot;&quot;)">
            <text:p/>
          </table:table-cell>
          <table:table-cell table:formula="of:=[.$B$3]+[.$C$4]-[.$C$4]*EXP(-[.B65]/[.$C$2])" office:value-type="float" office:value="23.4437492603414" calcext:value-type="float">
            <text:p>23.4437492603414</text:p>
          </table:table-cell>
        </table:table-row>
        <table:table-row table:style-name="ro1">
          <table:table-cell table:formula="of:=[.A65]+0.1" office:value-type="float" office:value="4.1" calcext:value-type="float">
            <text:p>4.1</text:p>
          </table:table-cell>
          <table:table-cell table:formula="of:=[.A66]*[.$B$2]" office:value-type="float" office:value="184.5" calcext:value-type="float">
            <text:p>184.5</text:p>
          </table:table-cell>
          <table:table-cell table:style-name="ce4" table:formula="of:=[.$B$4]-([.$B$4]-[.$B$3])*EXP(-[.B66]/[.$B$2])" office:value-type="float" office:value="22.6516280642818" calcext:value-type="float">
            <text:p>22.6516280642818</text:p>
          </table:table-cell>
          <table:table-cell table:style-name="ce7" table:formula="of:=ROUND([.C66]+RAND()*2*[.$B$14]-[.$B$14]; [.$B$12])" office:value-type="float" office:value="22.6516280643" calcext:value-type="float">
            <text:p>22.6516280643</text:p>
          </table:table-cell>
          <table:table-cell table:formula="of:=IF([.$D66]*[.$B$19]&lt;=[.$C$13]*[.$B$19];[.B66];&quot;&quot;)">
            <text:p/>
          </table:table-cell>
          <table:table-cell table:formula="of:=IF([.$D66]*[.$B$19]&lt;=[.$C$13]*[.$B$19];LN(([.$C$5]-[.D66])*[.$B$19]);&quot;&quot;)">
            <text:p/>
          </table:table-cell>
          <table:table-cell table:formula="of:=IF([.$D66]*[.$B$19]&lt;=[.$C$13]*[.$B$19];[.E66]*[.F66];&quot;&quot;)">
            <text:p/>
          </table:table-cell>
          <table:table-cell table:style-name="ce4" table:formula="of:=IF([.$D66]*[.$B$19]&lt;=[.$C$13]*[.$B$19];[.E66]*[.E66];&quot;&quot;)">
            <text:p/>
          </table:table-cell>
          <table:table-cell table:formula="of:=[.$B$3]+[.$C$4]-[.$C$4]*EXP(-[.B66]/[.$C$2])" office:value-type="float" office:value="23.178908542599" calcext:value-type="float">
            <text:p>23.178908542599</text:p>
          </table:table-cell>
        </table:table-row>
        <table:table-row table:style-name="ro1">
          <table:table-cell table:formula="of:=[.A66]+0.1" office:value-type="float" office:value="4.2" calcext:value-type="float">
            <text:p>4.2</text:p>
          </table:table-cell>
          <table:table-cell table:formula="of:=[.A67]*[.$B$2]" office:value-type="float" office:value="189" calcext:value-type="float">
            <text:p>189</text:p>
          </table:table-cell>
          <table:table-cell table:style-name="ce4" table:formula="of:=[.$B$4]-([.$B$4]-[.$B$3])*EXP(-[.B67]/[.$B$2])" office:value-type="float" office:value="22.3992922912764" calcext:value-type="float">
            <text:p>22.3992922912764</text:p>
          </table:table-cell>
          <table:table-cell table:style-name="ce7" table:formula="of:=ROUND([.C67]+RAND()*2*[.$B$14]-[.$B$14]; [.$B$12])" office:value-type="float" office:value="22.3992922913" calcext:value-type="float">
            <text:p>22.3992922913</text:p>
          </table:table-cell>
          <table:table-cell table:formula="of:=IF([.$D67]*[.$B$19]&lt;=[.$C$13]*[.$B$19];[.B67];&quot;&quot;)">
            <text:p/>
          </table:table-cell>
          <table:table-cell table:formula="of:=IF([.$D67]*[.$B$19]&lt;=[.$C$13]*[.$B$19];LN(([.$C$5]-[.D67])*[.$B$19]);&quot;&quot;)">
            <text:p/>
          </table:table-cell>
          <table:table-cell table:formula="of:=IF([.$D67]*[.$B$19]&lt;=[.$C$13]*[.$B$19];[.E67]*[.F67];&quot;&quot;)">
            <text:p/>
          </table:table-cell>
          <table:table-cell table:style-name="ce4" table:formula="of:=IF([.$D67]*[.$B$19]&lt;=[.$C$13]*[.$B$19];[.E67]*[.E67];&quot;&quot;)">
            <text:p/>
          </table:table-cell>
          <table:table-cell table:formula="of:=[.$B$3]+[.$C$4]-[.$C$4]*EXP(-[.B67]/[.$C$2])" office:value-type="float" office:value="22.9396408120064" calcext:value-type="float">
            <text:p>22.9396408120064</text:p>
          </table:table-cell>
        </table:table-row>
        <table:table-row table:style-name="ro1">
          <table:table-cell table:formula="of:=[.A67]+0.1" office:value-type="float" office:value="4.3" calcext:value-type="float">
            <text:p>4.3</text:p>
          </table:table-cell>
          <table:table-cell table:formula="of:=[.A68]*[.$B$2]" office:value-type="float" office:value="193.5" calcext:value-type="float">
            <text:p>193.5</text:p>
          </table:table-cell>
          <table:table-cell table:style-name="ce4" table:formula="of:=[.$B$4]-([.$B$4]-[.$B$3])*EXP(-[.B68]/[.$B$2])" office:value-type="float" office:value="22.1709694419521" calcext:value-type="float">
            <text:p>22.1709694419521</text:p>
          </table:table-cell>
          <table:table-cell table:style-name="ce7" table:formula="of:=ROUND([.C68]+RAND()*2*[.$B$14]-[.$B$14]; [.$B$12])" office:value-type="float" office:value="22.170969442" calcext:value-type="float">
            <text:p>22.170969442</text:p>
          </table:table-cell>
          <table:table-cell table:formula="of:=IF([.$D68]*[.$B$19]&lt;=[.$C$13]*[.$B$19];[.B68];&quot;&quot;)">
            <text:p/>
          </table:table-cell>
          <table:table-cell table:formula="of:=IF([.$D68]*[.$B$19]&lt;=[.$C$13]*[.$B$19];LN(([.$C$5]-[.D68])*[.$B$19]);&quot;&quot;)">
            <text:p/>
          </table:table-cell>
          <table:table-cell table:formula="of:=IF([.$D68]*[.$B$19]&lt;=[.$C$13]*[.$B$19];[.E68]*[.F68];&quot;&quot;)">
            <text:p/>
          </table:table-cell>
          <table:table-cell table:style-name="ce4" table:formula="of:=IF([.$D68]*[.$B$19]&lt;=[.$C$13]*[.$B$19];[.E68]*[.E68];&quot;&quot;)">
            <text:p/>
          </table:table-cell>
          <table:table-cell table:formula="of:=[.$B$3]+[.$C$4]-[.$C$4]*EXP(-[.B68]/[.$C$2])" office:value-type="float" office:value="22.7234767440679" calcext:value-type="float">
            <text:p>22.7234767440679</text:p>
          </table:table-cell>
        </table:table-row>
        <table:table-row table:style-name="ro1">
          <table:table-cell table:formula="of:=[.A68]+0.1" office:value-type="float" office:value="4.4" calcext:value-type="float">
            <text:p>4.4</text:p>
          </table:table-cell>
          <table:table-cell table:formula="of:=[.A69]*[.$B$2]" office:value-type="float" office:value="198" calcext:value-type="float">
            <text:p>198</text:p>
          </table:table-cell>
          <table:table-cell table:style-name="ce4" table:formula="of:=[.$B$4]-([.$B$4]-[.$B$3])*EXP(-[.B69]/[.$B$2])" office:value-type="float" office:value="21.964374384491" calcext:value-type="float">
            <text:p>21.964374384491</text:p>
          </table:table-cell>
          <table:table-cell table:style-name="ce7" table:formula="of:=ROUND([.C69]+RAND()*2*[.$B$14]-[.$B$14]; [.$B$12])" office:value-type="float" office:value="21.9643743845" calcext:value-type="float">
            <text:p>21.9643743845</text:p>
          </table:table-cell>
          <table:table-cell table:formula="of:=IF([.$D69]*[.$B$19]&lt;=[.$C$13]*[.$B$19];[.B69];&quot;&quot;)">
            <text:p/>
          </table:table-cell>
          <table:table-cell table:formula="of:=IF([.$D69]*[.$B$19]&lt;=[.$C$13]*[.$B$19];LN(([.$C$5]-[.D69])*[.$B$19]);&quot;&quot;)">
            <text:p/>
          </table:table-cell>
          <table:table-cell table:formula="of:=IF([.$D69]*[.$B$19]&lt;=[.$C$13]*[.$B$19];[.E69]*[.F69];&quot;&quot;)">
            <text:p/>
          </table:table-cell>
          <table:table-cell table:style-name="ce4" table:formula="of:=IF([.$D69]*[.$B$19]&lt;=[.$C$13]*[.$B$19];[.E69]*[.E69];&quot;&quot;)">
            <text:p/>
          </table:table-cell>
          <table:table-cell table:formula="of:=[.$B$3]+[.$C$4]-[.$C$4]*EXP(-[.B69]/[.$C$2])" office:value-type="float" office:value="22.5281854519577" calcext:value-type="float">
            <text:p>22.5281854519577</text:p>
          </table:table-cell>
        </table:table-row>
        <table:table-row table:style-name="ro1">
          <table:table-cell table:formula="of:=[.A69]+0.1" office:value-type="float" office:value="4.5" calcext:value-type="float">
            <text:p>4.5</text:p>
          </table:table-cell>
          <table:table-cell table:formula="of:=[.A70]*[.$B$2]" office:value-type="float" office:value="202.5" calcext:value-type="float">
            <text:p>202.5</text:p>
          </table:table-cell>
          <table:table-cell table:style-name="ce4" table:formula="of:=[.$B$4]-([.$B$4]-[.$B$3])*EXP(-[.B70]/[.$B$2])" office:value-type="float" office:value="21.7774394461188" calcext:value-type="float">
            <text:p>21.7774394461188</text:p>
          </table:table-cell>
          <table:table-cell table:style-name="ce7" table:formula="of:=ROUND([.C70]+RAND()*2*[.$B$14]-[.$B$14]; [.$B$12])" office:value-type="float" office:value="21.7774394461" calcext:value-type="float">
            <text:p>21.7774394461</text:p>
          </table:table-cell>
          <table:table-cell table:formula="of:=IF([.$D70]*[.$B$19]&lt;=[.$C$13]*[.$B$19];[.B70];&quot;&quot;)">
            <text:p/>
          </table:table-cell>
          <table:table-cell table:formula="of:=IF([.$D70]*[.$B$19]&lt;=[.$C$13]*[.$B$19];LN(([.$C$5]-[.D70])*[.$B$19]);&quot;&quot;)">
            <text:p/>
          </table:table-cell>
          <table:table-cell table:formula="of:=IF([.$D70]*[.$B$19]&lt;=[.$C$13]*[.$B$19];[.E70]*[.F70];&quot;&quot;)">
            <text:p/>
          </table:table-cell>
          <table:table-cell table:style-name="ce4" table:formula="of:=IF([.$D70]*[.$B$19]&lt;=[.$C$13]*[.$B$19];[.E70]*[.E70];&quot;&quot;)">
            <text:p/>
          </table:table-cell>
          <table:table-cell table:formula="of:=[.$B$3]+[.$C$4]-[.$C$4]*EXP(-[.B70]/[.$C$2])" office:value-type="float" office:value="22.3517514630075" calcext:value-type="float">
            <text:p>22.3517514630075</text:p>
          </table:table-cell>
        </table:table-row>
        <table:table-row table:style-name="ro1">
          <table:table-cell table:formula="of:=[.A70]+0.1" office:value-type="float" office:value="4.6" calcext:value-type="float">
            <text:p>4.6</text:p>
          </table:table-cell>
          <table:table-cell table:formula="of:=[.A71]*[.$B$2]" office:value-type="float" office:value="207" calcext:value-type="float">
            <text:p>207</text:p>
          </table:table-cell>
          <table:table-cell table:style-name="ce4" table:formula="of:=[.$B$4]-([.$B$4]-[.$B$3])*EXP(-[.B71]/[.$B$2])" office:value-type="float" office:value="21.6082937191414" calcext:value-type="float">
            <text:p>21.6082937191414</text:p>
          </table:table-cell>
          <table:table-cell table:style-name="ce7" table:formula="of:=ROUND([.C71]+RAND()*2*[.$B$14]-[.$B$14]; [.$B$12])" office:value-type="float" office:value="21.6082937191" calcext:value-type="float">
            <text:p>21.6082937191</text:p>
          </table:table-cell>
          <table:table-cell table:formula="of:=IF([.$D71]*[.$B$19]&lt;=[.$C$13]*[.$B$19];[.B71];&quot;&quot;)">
            <text:p/>
          </table:table-cell>
          <table:table-cell table:formula="of:=IF([.$D71]*[.$B$19]&lt;=[.$C$13]*[.$B$19];LN(([.$C$5]-[.D71])*[.$B$19]);&quot;&quot;)">
            <text:p/>
          </table:table-cell>
          <table:table-cell table:formula="of:=IF([.$D71]*[.$B$19]&lt;=[.$C$13]*[.$B$19];[.E71]*[.F71];&quot;&quot;)">
            <text:p/>
          </table:table-cell>
          <table:table-cell table:style-name="ce4" table:formula="of:=IF([.$D71]*[.$B$19]&lt;=[.$C$13]*[.$B$19];[.E71]*[.E71];&quot;&quot;)">
            <text:p/>
          </table:table-cell>
          <table:table-cell table:formula="of:=[.$B$3]+[.$C$4]-[.$C$4]*EXP(-[.B71]/[.$C$2])" office:value-type="float" office:value="22.1923539183423" calcext:value-type="float">
            <text:p>22.1923539183423</text:p>
          </table:table-cell>
        </table:table-row>
        <table:table-row table:style-name="ro1">
          <table:table-cell table:formula="of:=[.A71]+0.1" office:value-type="float" office:value="4.7" calcext:value-type="float">
            <text:p>4.7</text:p>
          </table:table-cell>
          <table:table-cell table:formula="of:=[.A72]*[.$B$2]" office:value-type="float" office:value="211.5" calcext:value-type="float">
            <text:p>211.5</text:p>
          </table:table-cell>
          <table:table-cell table:style-name="ce4" table:formula="of:=[.$B$4]-([.$B$4]-[.$B$3])*EXP(-[.B72]/[.$B$2])" office:value-type="float" office:value="21.4552443362713" calcext:value-type="float">
            <text:p>21.4552443362713</text:p>
          </table:table-cell>
          <table:table-cell table:style-name="ce7" table:formula="of:=ROUND([.C72]+RAND()*2*[.$B$14]-[.$B$14]; [.$B$12])" office:value-type="float" office:value="21.4552443363" calcext:value-type="float">
            <text:p>21.4552443363</text:p>
          </table:table-cell>
          <table:table-cell table:formula="of:=IF([.$D72]*[.$B$19]&lt;=[.$C$13]*[.$B$19];[.B72];&quot;&quot;)">
            <text:p/>
          </table:table-cell>
          <table:table-cell table:formula="of:=IF([.$D72]*[.$B$19]&lt;=[.$C$13]*[.$B$19];LN(([.$C$5]-[.D72])*[.$B$19]);&quot;&quot;)">
            <text:p/>
          </table:table-cell>
          <table:table-cell table:formula="of:=IF([.$D72]*[.$B$19]&lt;=[.$C$13]*[.$B$19];[.E72]*[.F72];&quot;&quot;)">
            <text:p/>
          </table:table-cell>
          <table:table-cell table:style-name="ce4" table:formula="of:=IF([.$D72]*[.$B$19]&lt;=[.$C$13]*[.$B$19];[.E72]*[.E72];&quot;&quot;)">
            <text:p/>
          </table:table-cell>
          <table:table-cell table:formula="of:=[.$B$3]+[.$C$4]-[.$C$4]*EXP(-[.B72]/[.$C$2])" office:value-type="float" office:value="22.0483477809961" calcext:value-type="float">
            <text:p>22.0483477809961</text:p>
          </table:table-cell>
        </table:table-row>
        <table:table-row table:style-name="ro1">
          <table:table-cell table:formula="of:=[.A72]+0.1" office:value-type="float" office:value="4.8" calcext:value-type="float">
            <text:p>4.8</text:p>
          </table:table-cell>
          <table:table-cell table:formula="of:=[.A73]*[.$B$2]" office:value-type="float" office:value="216" calcext:value-type="float">
            <text:p>216</text:p>
          </table:table-cell>
          <table:table-cell table:style-name="ce4" table:formula="of:=[.$B$4]-([.$B$4]-[.$B$3])*EXP(-[.B73]/[.$B$2])" office:value-type="float" office:value="21.3167595278432" calcext:value-type="float">
            <text:p>21.3167595278432</text:p>
          </table:table-cell>
          <table:table-cell table:style-name="ce7" table:formula="of:=ROUND([.C73]+RAND()*2*[.$B$14]-[.$B$14]; [.$B$12])" office:value-type="float" office:value="21.3167595278" calcext:value-type="float">
            <text:p>21.3167595278</text:p>
          </table:table-cell>
          <table:table-cell table:formula="of:=IF([.$D73]*[.$B$19]&lt;=[.$C$13]*[.$B$19];[.B73];&quot;&quot;)">
            <text:p/>
          </table:table-cell>
          <table:table-cell table:formula="of:=IF([.$D73]*[.$B$19]&lt;=[.$C$13]*[.$B$19];LN(([.$C$5]-[.D73])*[.$B$19]);&quot;&quot;)">
            <text:p/>
          </table:table-cell>
          <table:table-cell table:formula="of:=IF([.$D73]*[.$B$19]&lt;=[.$C$13]*[.$B$19];[.E73]*[.F73];&quot;&quot;)">
            <text:p/>
          </table:table-cell>
          <table:table-cell table:style-name="ce4" table:formula="of:=IF([.$D73]*[.$B$19]&lt;=[.$C$13]*[.$B$19];[.E73]*[.E73];&quot;&quot;)">
            <text:p/>
          </table:table-cell>
          <table:table-cell table:formula="of:=[.$B$3]+[.$C$4]-[.$C$4]*EXP(-[.B73]/[.$C$2])" office:value-type="float" office:value="21.9182468585701" calcext:value-type="float">
            <text:p>21.9182468585701</text:p>
          </table:table-cell>
        </table:table-row>
        <table:table-row table:style-name="ro1">
          <table:table-cell table:formula="of:=[.A73]+0.1" office:value-type="float" office:value="4.9" calcext:value-type="float">
            <text:p>4.9</text:p>
          </table:table-cell>
          <table:table-cell table:formula="of:=[.A74]*[.$B$2]" office:value-type="float" office:value="220.5" calcext:value-type="float">
            <text:p>220.5</text:p>
          </table:table-cell>
          <table:table-cell table:style-name="ce4" table:formula="of:=[.$B$4]-([.$B$4]-[.$B$3])*EXP(-[.B74]/[.$B$2])" office:value-type="float" office:value="21.1914532913479" calcext:value-type="float">
            <text:p>21.1914532913479</text:p>
          </table:table-cell>
          <table:table-cell table:style-name="ce7" table:formula="of:=ROUND([.C74]+RAND()*2*[.$B$14]-[.$B$14]; [.$B$12])" office:value-type="float" office:value="21.1914532913" calcext:value-type="float">
            <text:p>21.1914532913</text:p>
          </table:table-cell>
          <table:table-cell table:formula="of:=IF([.$D74]*[.$B$19]&lt;=[.$C$13]*[.$B$19];[.B74];&quot;&quot;)">
            <text:p/>
          </table:table-cell>
          <table:table-cell table:formula="of:=IF([.$D74]*[.$B$19]&lt;=[.$C$13]*[.$B$19];LN(([.$C$5]-[.D74])*[.$B$19]);&quot;&quot;)">
            <text:p/>
          </table:table-cell>
          <table:table-cell table:formula="of:=IF([.$D74]*[.$B$19]&lt;=[.$C$13]*[.$B$19];[.E74]*[.F74];&quot;&quot;)">
            <text:p/>
          </table:table-cell>
          <table:table-cell table:style-name="ce4" table:formula="of:=IF([.$D74]*[.$B$19]&lt;=[.$C$13]*[.$B$19];[.E74]*[.E74];&quot;&quot;)">
            <text:p/>
          </table:table-cell>
          <table:table-cell table:formula="of:=[.$B$3]+[.$C$4]-[.$C$4]*EXP(-[.B74]/[.$C$2])" office:value-type="float" office:value="21.8007084652209" calcext:value-type="float">
            <text:p>21.8007084652209</text:p>
          </table:table-cell>
        </table:table-row>
        <table:table-row table:style-name="ro1">
          <table:table-cell table:formula="of:=[.A74]+0.1" office:value-type="float" office:value="5" calcext:value-type="float">
            <text:p>5</text:p>
          </table:table-cell>
          <table:table-cell table:formula="of:=[.A75]*[.$B$2]" office:value-type="float" office:value="225" calcext:value-type="float">
            <text:p>225</text:p>
          </table:table-cell>
          <table:table-cell table:style-name="ce4" table:formula="of:=[.$B$4]-([.$B$4]-[.$B$3])*EXP(-[.B75]/[.$B$2])" office:value-type="float" office:value="21.0780715198537" calcext:value-type="float">
            <text:p>21.0780715198537</text:p>
          </table:table-cell>
          <table:table-cell table:style-name="ce7" table:formula="of:=ROUND([.C75]+RAND()*2*[.$B$14]-[.$B$14]; [.$B$12])" office:value-type="float" office:value="21.0780715199" calcext:value-type="float">
            <text:p>21.0780715199</text:p>
          </table:table-cell>
          <table:table-cell table:formula="of:=IF([.$D75]*[.$B$19]&lt;=[.$C$13]*[.$B$19];[.B75];&quot;&quot;)">
            <text:p/>
          </table:table-cell>
          <table:table-cell table:formula="of:=IF([.$D75]*[.$B$19]&lt;=[.$C$13]*[.$B$19];LN(([.$C$5]-[.D75])*[.$B$19]);&quot;&quot;)">
            <text:p/>
          </table:table-cell>
          <table:table-cell table:formula="of:=IF([.$D75]*[.$B$19]&lt;=[.$C$13]*[.$B$19];[.E75]*[.F75];&quot;&quot;)">
            <text:p/>
          </table:table-cell>
          <table:table-cell table:style-name="ce4" table:formula="of:=IF([.$D75]*[.$B$19]&lt;=[.$C$13]*[.$B$19];[.E75]*[.E75];&quot;&quot;)">
            <text:p/>
          </table:table-cell>
          <table:table-cell table:formula="of:=[.$B$3]+[.$C$4]-[.$C$4]*EXP(-[.B75]/[.$C$2])" office:value-type="float" office:value="21.6945195646852" calcext:value-type="float">
            <text:p>21.6945195646852</text:p>
          </table:table-cell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Liberation Serif" svg:font-family="'Liberation Serif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Adwaita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00-00-00</text:date>, <text:time style:data-style-name="N2" text:time-value="11:27:34.5443566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00:59:14.327868593</meta:creation-date>
    <dc:date>2025-06-26T13:42:11.545021641</dc:date>
    <meta:editing-duration>PT14H19M44S</meta:editing-duration>
    <meta:editing-cycles>9</meta:editing-cycles>
    <meta:generator>LibreOffice/25.2.4.3$Linux_X86_64 LibreOffice_project/520$Build-3</meta:generator>
    <meta:document-statistic meta:table-count="1" meta:cell-count="512" meta:object-count="1"/>
  </office:meta>
</office:document-meta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_20_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otted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884cm" svg:height="20.561cm" xlink:href=".." xlink:type="simple" chart:class="chart:scatter" chart:style-name="ch1">
        <chart:legend chart:legend-position="end" svg:x="25.803cm" svg:y="9.483cm" style:legend-expansion="high" chart:style-name="ch2"/>
        <chart:plot-area chart:style-name="ch3" svg:x="0.577cm" svg:y="0.411cm" svg:width="24.649cm" svg:height="19.739cm">
          <chart:coordinate-region svg:x="1.402cm" svg:y="0.61cm" svg:width="23.535cm" svg:height="18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g-Linear Test'.C25:'Log-Linear Test'.C75" chart:label-cell-address="'Log-Linear Test'.C24:'Log-Linear Test'.C24" chart:class="chart:scatter">
            <chart:domain table:cell-range-address="'Log-Linear Test'.B25:'Log-Linear Test'.B75"/>
            <chart:data-point chart:repeated="51"/>
          </chart:series>
          <chart:series chart:style-name="ch8" chart:values-cell-range-address="'Log-Linear Test'.D25:'Log-Linear Test'.D75" chart:label-cell-address="'Log-Linear Test'.D24:'Log-Linear Test'.D24" chart:class="chart:scatter">
            <chart:data-point chart:repeated="51"/>
          </chart:series>
          <chart:series chart:style-name="ch9" chart:values-cell-range-address="'Log-Linear Test'.I25:'Log-Linear Test'.I75" chart:label-cell-address="'Log-Linear Test'.I24:'Log-Linear Test'.I24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</text:p>
                <draw:g>
                  <svg:desc>'Log-Linear Test'.C24:'Log-Linear Test'.C24</svg:desc>
                </draw:g>
              </table:table-cell>
              <table:table-cell office:value-type="string">
                <text:p>noisy</text:p>
                <draw:g>
                  <svg:desc>'Log-Linear Test'.D24:'Log-Linear Test'.D24</svg:desc>
                </draw:g>
              </table:table-cell>
              <table:table-cell office:value-type="string">
                <text:p>model</text:p>
                <draw:g>
                  <svg:desc>'Log-Linear Test'.I24:'Log-Linear Te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og-Linear Test'.B25:'Log-Linear Test'.B75</svg:desc>
                </draw:g>
              </table:table-cell>
              <table:table-cell office:value-type="float" office:value="180">
                <text:p>180</text:p>
                <draw:g>
                  <svg:desc>'Log-Linear Test'.C25:'Log-Linear Test'.C75</svg:desc>
                </draw:g>
              </table:table-cell>
              <table:table-cell office:value-type="float" office:value="180">
                <text:p>180</text:p>
                <draw:g>
                  <svg:desc>'Log-Linear Test'.D25:'Log-Linear Test'.D75</svg:desc>
                </draw:g>
              </table:table-cell>
              <table:table-cell office:value-type="float" office:value="180">
                <text:p>180</text:p>
                <draw:g>
                  <svg:desc>'Log-Linear Test'.I25:'Log-Linear Test'.I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64.773986885754">
                <text:p>164.773986885754</text:p>
              </table:table-cell>
              <table:table-cell office:value-type="float" office:value="164.7739868858">
                <text:p>164.7739868858</text:p>
              </table:table-cell>
              <table:table-cell office:value-type="float" office:value="164.618106955454">
                <text:p>164.618106955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50.996920492477">
                <text:p>150.996920492477</text:p>
              </table:table-cell>
              <table:table-cell office:value-type="float" office:value="150.9969204925">
                <text:p>150.9969204925</text:p>
              </table:table-cell>
              <table:table-cell office:value-type="float" office:value="150.721487612476">
                <text:p>150.721487612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38.530915309075">
                <text:p>138.530915309075</text:p>
              </table:table-cell>
              <table:table-cell office:value-type="float" office:value="138.5309153091">
                <text:p>138.5309153091</text:p>
              </table:table-cell>
              <table:table-cell office:value-type="float" office:value="138.16672412502">
                <text:p>138.16672412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27.251207365702">
                <text:p>127.251207365702</text:p>
              </table:table-cell>
              <table:table-cell office:value-type="float" office:value="127.2512073657">
                <text:p>127.2512073657</text:p>
              </table:table-cell>
              <table:table-cell office:value-type="float" office:value="126.824247056622">
                <text:p>126.824247056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5">
                <text:p>22.5</text:p>
              </table:table-cell>
              <table:table-cell office:value-type="float" office:value="117.044905554021">
                <text:p>117.044905554021</text:p>
              </table:table-cell>
              <table:table-cell office:value-type="float" office:value="117.044905554">
                <text:p>117.044905554</text:p>
              </table:table-cell>
              <table:table-cell office:value-type="float" office:value="116.576998179679">
                <text:p>116.576998179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07.809861775044">
                <text:p>107.809861775044</text:p>
              </table:table-cell>
              <table:table-cell office:value-type="float" office:value="107.809861775">
                <text:p>107.809861775</text:p>
              </table:table-cell>
              <table:table-cell office:value-type="float" office:value="107.319222394655">
                <text:p>107.319222394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5">
                <text:p>31.5</text:p>
              </table:table-cell>
              <table:table-cell office:value-type="float" office:value="99.4536486066255">
                <text:p>99.4536486066255</text:p>
              </table:table-cell>
              <table:table-cell office:value-type="float" office:value="99.4536486066">
                <text:p>99.4536486066</text:p>
              </table:table-cell>
              <table:table-cell office:value-type="float" office:value="98.9553763014243">
                <text:p>98.9553763014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1.8926342587555">
                <text:p>91.8926342587555</text:p>
              </table:table-cell>
              <table:table-cell office:value-type="float" office:value="91.8926342588">
                <text:p>91.8926342588</text:p>
              </table:table-cell>
              <table:table-cell office:value-type="float" office:value="91.3991421588332">
                <text:p>91.3991421588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5">
                <text:p>40.5</text:p>
              </table:table-cell>
              <table:table-cell office:value-type="float" office:value="85.0511455584959">
                <text:p>85.0511455584959</text:p>
              </table:table-cell>
              <table:table-cell office:value-type="float" office:value="85.0511455585">
                <text:p>85.0511455585</text:p>
              </table:table-cell>
              <table:table-cell office:value-type="float" office:value="84.5725370562034">
                <text:p>84.5725370562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78.8607105874308">
                <text:p>78.8607105874308</text:p>
              </table:table-cell>
              <table:table-cell office:value-type="float" office:value="78.8607105874">
                <text:p>78.8607105874</text:p>
              </table:table-cell>
              <table:table-cell office:value-type="float" office:value="78.4051081031257">
                <text:p>78.4051081031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5">
                <text:p>49.5</text:p>
              </table:table-cell>
              <table:table-cell office:value-type="float" office:value="73.2593733916927">
                <text:p>73.2593733916927</text:p>
              </table:table-cell>
              <table:table-cell office:value-type="float" office:value="73.2593733917">
                <text:p>73.2593733917</text:p>
              </table:table-cell>
              <table:table-cell office:value-type="float" office:value="72.8332053316283">
                <text:p>72.8332053316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68.1910739059524">
                <text:p>68.1910739059524</text:p>
              </table:table-cell>
              <table:table-cell office:value-type="float" office:value="68.191073906">
                <text:p>68.191073906</text:p>
              </table:table-cell>
              <table:table-cell office:value-type="float" office:value="67.7993248068227">
                <text:p>67.7993248068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5">
                <text:p>58.5</text:p>
              </table:table-cell>
              <table:table-cell office:value-type="float" office:value="63.605086885442">
                <text:p>63.605086885442</text:p>
              </table:table-cell>
              <table:table-cell office:value-type="float" office:value="63.6050868854">
                <text:p>63.6050868854</text:p>
              </table:table-cell>
              <table:table-cell office:value-type="float" office:value="63.2515151667045">
                <text:p>63.2515151667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59.455514230657">
                <text:p>59.455514230657</text:p>
              </table:table-cell>
              <table:table-cell office:value-type="float" office:value="59.4555142307">
                <text:p>59.4555142307</text:p>
              </table:table-cell>
              <table:table-cell office:value-type="float" office:value="59.1428414663982">
                <text:p>59.1428414663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5">
                <text:p>67.5</text:p>
              </table:table-cell>
              <table:table-cell office:value-type="float" office:value="55.7008256237488">
                <text:p>55.7008256237488</text:p>
              </table:table-cell>
              <table:table-cell office:value-type="float" office:value="55.7008256237">
                <text:p>55.7008256237</text:p>
              </table:table-cell>
              <table:table-cell office:value-type="float" office:value="55.4309007935364">
                <text:p>55.4309007935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52.3034428791449">
                <text:p>52.3034428791449</text:p>
              </table:table-cell>
              <table:table-cell office:value-type="float" office:value="52.3034428791">
                <text:p>52.3034428791</text:p>
              </table:table-cell>
              <table:table-cell office:value-type="float" office:value="52.0773846557572">
                <text:p>52.0773846557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5">
                <text:p>76.5</text:p>
              </table:table-cell>
              <table:table-cell office:value-type="float" office:value="49.2293638484375">
                <text:p>49.2293638484375</text:p>
              </table:table-cell>
              <table:table-cell office:value-type="float" office:value="49.2293638484">
                <text:p>49.2293638484</text:p>
              </table:table-cell>
              <table:table-cell office:value-type="float" office:value="49.0476836240123">
                <text:p>49.0476836240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46.4478221154538">
                <text:p>46.4478221154538</text:p>
              </table:table-cell>
              <table:table-cell office:value-type="float" office:value="46.4478221155">
                <text:p>46.4478221155</text:p>
              </table:table-cell>
              <table:table-cell office:value-type="float" office:value="46.3105301514678">
                <text:p>46.3105301514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5">
                <text:p>85.5</text:p>
              </table:table-cell>
              <table:table-cell office:value-type="float" office:value="43.9309790756216">
                <text:p>43.9309790756216</text:p>
              </table:table-cell>
              <table:table-cell office:value-type="float" office:value="43.9309790756">
                <text:p>43.9309790756</text:p>
              </table:table-cell>
              <table:table-cell office:value-type="float" office:value="43.8376758817687">
                <text:p>43.8376758817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41.653645317858">
                <text:p>41.653645317858</text:p>
              </table:table-cell>
              <table:table-cell office:value-type="float" office:value="41.6536453179">
                <text:p>41.6536453179</text:p>
              </table:table-cell>
              <table:table-cell office:value-type="float" office:value="41.603600116377">
                <text:p>41.603600116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.5">
                <text:p>94.5</text:p>
              </table:table-cell>
              <table:table-cell office:value-type="float" office:value="39.5930285204771">
                <text:p>39.5930285204771</text:p>
              </table:table-cell>
              <table:table-cell office:value-type="float" office:value="39.5930285205">
                <text:p>39.5930285205</text:p>
              </table:table-cell>
              <table:table-cell office:value-type="float" office:value="39.5852464322686">
                <text:p>39.5852464322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37.7285053379734">
                <text:p>37.7285053379734</text:p>
              </table:table-cell>
              <table:table-cell office:value-type="float" office:value="37.728505338">
                <text:p>37.728505338</text:p>
              </table:table-cell>
              <table:table-cell office:value-type="float" office:value="37.7617847317924">
                <text:p>37.7617847317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.5">
                <text:p>103.5</text:p>
              </table:table-cell>
              <table:table-cell office:value-type="float" office:value="36.0414149956486">
                <text:p>36.0414149956486</text:p>
              </table:table-cell>
              <table:table-cell office:value-type="float" office:value="36.0414149956">
                <text:p>36.0414149956</text:p>
              </table:table-cell>
              <table:table-cell office:value-type="float" office:value="36.1143962689658">
                <text:p>36.1143962689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34.514872526306">
                <text:p>34.514872526306</text:p>
              </table:table-cell>
              <table:table-cell office:value-type="float" office:value="34.5148725263">
                <text:p>34.5148725263</text:p>
              </table:table-cell>
              <table:table-cell office:value-type="float" office:value="34.6260794336052">
                <text:p>34.6260794336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.5">
                <text:p>112.5</text:p>
              </table:table-cell>
              <table:table-cell office:value-type="float" office:value="33.1335997798238">
                <text:p>33.1335997798238</text:p>
              </table:table-cell>
              <table:table-cell office:value-type="float" office:value="33.1335997798">
                <text:p>33.1335997798</text:p>
              </table:table-cell>
              <table:table-cell office:value-type="float" office:value="33.2814742889162">
                <text:p>33.2814742889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">
                <text:p>117</text:p>
              </table:table-cell>
              <table:table-cell office:value-type="float" office:value="31.8837725142934">
                <text:p>31.8837725142934</text:p>
              </table:table-cell>
              <table:table-cell office:value-type="float" office:value="31.8837725143">
                <text:p>31.8837725143</text:p>
              </table:table-cell>
              <table:table-cell office:value-type="float" office:value="32.0667040517132">
                <text:p>32.0667040517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.5">
                <text:p>121.5</text:p>
              </table:table-cell>
              <table:table-cell office:value-type="float" office:value="30.75288203836">
                <text:p>30.75288203836</text:p>
              </table:table-cell>
              <table:table-cell office:value-type="float" office:value="30.7528820384">
                <text:p>30.7528820384</text:p>
              </table:table-cell>
              <table:table-cell office:value-type="float" office:value="30.9692318792895">
                <text:p>30.9692318792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29.7296100200349">
                <text:p>29.7296100200349</text:p>
              </table:table-cell>
              <table:table-cell office:value-type="float" office:value="29.72961002">
                <text:p>29.72961002</text:p>
              </table:table-cell>
              <table:table-cell office:value-type="float" office:value="29.9777314849286">
                <text:p>29.9777314849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.5">
                <text:p>130.5</text:p>
              </table:table-cell>
              <table:table-cell office:value-type="float" office:value="28.8037152090251">
                <text:p>28.8037152090251</text:p>
              </table:table-cell>
              <table:table-cell office:value-type="float" office:value="28.803715209">
                <text:p>28.803715209</text:p>
              </table:table-cell>
              <table:table-cell office:value-type="float" office:value="29.0819702467674">
                <text:p>29.0819702467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27.9659309388582">
                <text:p>27.9659309388582</text:p>
              </table:table-cell>
              <table:table-cell office:value-type="float" office:value="27.9659309389">
                <text:p>27.9659309389</text:p>
              </table:table-cell>
              <table:table-cell office:value-type="float" office:value="28.2727036036519">
                <text:p>28.27270360365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9.5">
                <text:p>139.5</text:p>
              </table:table-cell>
              <table:table-cell office:value-type="float" office:value="27.2078723829692">
                <text:p>27.2078723829692</text:p>
              </table:table-cell>
              <table:table-cell office:value-type="float" office:value="27.207872383">
                <text:p>27.207872383</text:p>
              </table:table-cell>
              <table:table-cell office:value-type="float" office:value="27.5415796481168">
                <text:p>27.5415796481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">
                <text:p>144</text:p>
              </table:table-cell>
              <table:table-cell office:value-type="float" office:value="26.5219526365386">
                <text:p>26.5219526365386</text:p>
              </table:table-cell>
              <table:table-cell office:value-type="float" office:value="26.5219526365">
                <text:p>26.5219526365</text:p>
              </table:table-cell>
              <table:table-cell office:value-type="float" office:value="26.8810529318551">
                <text:p>26.88105293185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.5">
                <text:p>148.5</text:p>
              </table:table-cell>
              <table:table-cell office:value-type="float" office:value="25.9013067841984">
                <text:p>25.9013067841984</text:p>
              </table:table-cell>
              <table:table-cell office:value-type="float" office:value="25.9013067842">
                <text:p>25.9013067842</text:p>
              </table:table-cell>
              <table:table-cell office:value-type="float" office:value="26.2843065941206">
                <text:p>26.2843065941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">
                <text:p>153</text:p>
              </table:table-cell>
              <table:table-cell office:value-type="float" office:value="25.3397231936522">
                <text:p>25.3397231936522</text:p>
              </table:table-cell>
              <table:table-cell office:value-type="float" office:value="25.3397231937">
                <text:p>25.3397231937</text:p>
              </table:table-cell>
              <table:table-cell office:value-type="float" office:value="25.745182009403">
                <text:p>25.745182009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.5">
                <text:p>157.5</text:p>
              </table:table-cell>
              <table:table-cell office:value-type="float" office:value="24.831581347571">
                <text:p>24.831581347571</text:p>
              </table:table-cell>
              <table:table-cell office:value-type="float" office:value="24.8315813476">
                <text:p>24.8315813476</text:p>
              </table:table-cell>
              <table:table-cell office:value-type="float" office:value="25.258115228314">
                <text:p>25.258115228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2">
                <text:p>162</text:p>
              </table:table-cell>
              <table:table-cell office:value-type="float" office:value="24.3717955915668">
                <text:p>24.3717955915668</text:p>
              </table:table-cell>
              <table:table-cell office:value-type="float" office:value="24.3717955916">
                <text:p>24.3717955916</text:p>
              </table:table-cell>
              <table:table-cell office:value-type="float" office:value="24.8180795557344">
                <text:p>24.8180795557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6.5">
                <text:p>166.5</text:p>
              </table:table-cell>
              <table:table-cell office:value-type="float" office:value="23.9557642352543">
                <text:p>23.9557642352543</text:p>
              </table:table-cell>
              <table:table-cell office:value-type="float" office:value="23.9557642353">
                <text:p>23.9557642353</text:p>
              </table:table-cell>
              <table:table-cell office:value-type="float" office:value="24.4205336736079">
                <text:p>24.4205336736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">
                <text:p>171</text:p>
              </table:table-cell>
              <table:table-cell office:value-type="float" office:value="23.5793234969865">
                <text:p>23.5793234969865</text:p>
              </table:table-cell>
              <table:table-cell office:value-type="float" office:value="23.579323497">
                <text:p>23.579323497</text:p>
              </table:table-cell>
              <table:table-cell office:value-type="float" office:value="24.0613747729914">
                <text:p>24.0613747729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.5">
                <text:p>175.5</text:p>
              </table:table-cell>
              <table:table-cell office:value-type="float" office:value="23.2387058313287">
                <text:p>23.2387058313287</text:p>
              </table:table-cell>
              <table:table-cell office:value-type="float" office:value="23.2387058313">
                <text:p>23.2387058313</text:p>
              </table:table-cell>
              <table:table-cell office:value-type="float" office:value="23.7368962116689">
                <text:p>23.7368962116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0">
                <text:p>180</text:p>
              </table:table-cell>
              <table:table-cell office:value-type="float" office:value="22.9305022221975">
                <text:p>22.9305022221975</text:p>
              </table:table-cell>
              <table:table-cell office:value-type="float" office:value="22.9305022222">
                <text:p>22.9305022222</text:p>
              </table:table-cell>
              <table:table-cell office:value-type="float" office:value="23.4437492603414">
                <text:p>23.44374926034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4.5">
                <text:p>184.5</text:p>
              </table:table-cell>
              <table:table-cell office:value-type="float" office:value="22.6516280642818">
                <text:p>22.6516280642818</text:p>
              </table:table-cell>
              <table:table-cell office:value-type="float" office:value="22.6516280643">
                <text:p>22.6516280643</text:p>
              </table:table-cell>
              <table:table-cell office:value-type="float" office:value="23.178908542599">
                <text:p>23.1789085425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">
                <text:p>189</text:p>
              </table:table-cell>
              <table:table-cell office:value-type="float" office:value="22.3992922912764">
                <text:p>22.3992922912764</text:p>
              </table:table-cell>
              <table:table-cell office:value-type="float" office:value="22.3992922913">
                <text:p>22.3992922913</text:p>
              </table:table-cell>
              <table:table-cell office:value-type="float" office:value="22.9396408120064">
                <text:p>22.9396408120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.5">
                <text:p>193.5</text:p>
              </table:table-cell>
              <table:table-cell office:value-type="float" office:value="22.1709694419521">
                <text:p>22.1709694419521</text:p>
              </table:table-cell>
              <table:table-cell office:value-type="float" office:value="22.170969442">
                <text:p>22.170969442</text:p>
              </table:table-cell>
              <table:table-cell office:value-type="float" office:value="22.7234767440679">
                <text:p>22.7234767440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">
                <text:p>198</text:p>
              </table:table-cell>
              <table:table-cell office:value-type="float" office:value="21.964374384491">
                <text:p>21.964374384491</text:p>
              </table:table-cell>
              <table:table-cell office:value-type="float" office:value="21.9643743845">
                <text:p>21.9643743845</text:p>
              </table:table-cell>
              <table:table-cell office:value-type="float" office:value="22.5281854519577">
                <text:p>22.5281854519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2.5">
                <text:p>202.5</text:p>
              </table:table-cell>
              <table:table-cell office:value-type="float" office:value="21.7774394461188">
                <text:p>21.7774394461188</text:p>
              </table:table-cell>
              <table:table-cell office:value-type="float" office:value="21.7774394461">
                <text:p>21.7774394461</text:p>
              </table:table-cell>
              <table:table-cell office:value-type="float" office:value="22.3517514630075">
                <text:p>22.3517514630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7">
                <text:p>207</text:p>
              </table:table-cell>
              <table:table-cell office:value-type="float" office:value="21.6082937191414">
                <text:p>21.6082937191414</text:p>
              </table:table-cell>
              <table:table-cell office:value-type="float" office:value="21.6082937191">
                <text:p>21.6082937191</text:p>
              </table:table-cell>
              <table:table-cell office:value-type="float" office:value="22.1923539183423">
                <text:p>22.1923539183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.5">
                <text:p>211.5</text:p>
              </table:table-cell>
              <table:table-cell office:value-type="float" office:value="21.4552443362713">
                <text:p>21.4552443362713</text:p>
              </table:table-cell>
              <table:table-cell office:value-type="float" office:value="21.4552443363">
                <text:p>21.4552443363</text:p>
              </table:table-cell>
              <table:table-cell office:value-type="float" office:value="22.0483477809961">
                <text:p>22.0483477809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6">
                <text:p>216</text:p>
              </table:table-cell>
              <table:table-cell office:value-type="float" office:value="21.3167595278432">
                <text:p>21.3167595278432</text:p>
              </table:table-cell>
              <table:table-cell office:value-type="float" office:value="21.3167595278">
                <text:p>21.3167595278</text:p>
              </table:table-cell>
              <table:table-cell office:value-type="float" office:value="21.9182468585701">
                <text:p>21.91824685857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0.5">
                <text:p>220.5</text:p>
              </table:table-cell>
              <table:table-cell office:value-type="float" office:value="21.1914532913479">
                <text:p>21.1914532913479</text:p>
              </table:table-cell>
              <table:table-cell office:value-type="float" office:value="21.1914532913">
                <text:p>21.1914532913</text:p>
              </table:table-cell>
              <table:table-cell office:value-type="float" office:value="21.8007084652209">
                <text:p>21.8007084652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5">
                <text:p>225</text:p>
              </table:table-cell>
              <table:table-cell office:value-type="float" office:value="21.0780715198537">
                <text:p>21.0780715198537</text:p>
              </table:table-cell>
              <table:table-cell office:value-type="float" office:value="21.0780715199">
                <text:p>21.0780715199</text:p>
              </table:table-cell>
              <table:table-cell office:value-type="float" office:value="21.6945195646852">
                <text:p>21.69451956468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Fine_20_Dotted" draw:display-name="Fine Dotted" draw:style="rect" draw:dots1="1" draw:distance="0.457cm"/>
    <draw:stroke-dash draw:name="Long_20_Dash_20_Dot_20__28_Rounded_29_" draw:display-name="Long Dash Dot (Rounded)" draw:style="round" draw:dots1="1" draw:dots1-length="301%" draw:dots2="1" draw:dots2-length="1%" draw:distance="399%"/>
  </office:styles>
</office:document-styles>
</file>